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新細明體" style:font-name-asian="新細明體" style:font-name-complex="新細明體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7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3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5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49"/>
          <table:table-cell table:style-name="ce1"/>
          <table:table-cell office:value-type="string" table:style-name="ce50">
            <text:p><text:s text:c="7"/>中 華 民 國 106 年 3 月 底</text:p>
          </table:table-cell>
          <table:table-cell table:number-columns-repeated="13" table:style-name="ce49"/>
          <table:table-cell table:number-columns-repeated="2" table:style-name="ce48"/>
          <table:table-cell office:value-type="string" table:style-name="ce47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4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34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45680" table:style-name="ce27">
            <text:p>23,545,680</text:p>
          </table:table-cell>
          <table:table-cell office:value-type="float" office:value="11718068" table:style-name="ce27">
            <text:p>11,718,068</text:p>
          </table:table-cell>
          <table:table-cell office:value-type="float" office:value="11827612" table:style-name="ce27">
            <text:p>11,827,612</text:p>
          </table:table-cell>
          <table:table-cell office:value-type="float" office:value="1058871" table:style-name="ce27">
            <text:p>1,058,871</text:p>
          </table:table-cell>
          <table:table-cell office:value-type="float" office:value="548455" table:style-name="ce27">
            <text:p>548,455</text:p>
          </table:table-cell>
          <table:table-cell office:value-type="float" office:value="510416" table:style-name="ce27">
            <text:p>510,416</text:p>
          </table:table-cell>
          <table:table-cell office:value-type="float" office:value="4.5" table:style-name="ce28">
            <text:p>4.50</text:p>
          </table:table-cell>
          <table:table-cell office:value-type="float" office:value="1440181" table:style-name="ce27">
            <text:p>1,440,181</text:p>
          </table:table-cell>
          <table:table-cell office:value-type="float" office:value="746432" table:style-name="ce27">
            <text:p>746,432</text:p>
          </table:table-cell>
          <table:table-cell office:value-type="float" office:value="693749" table:style-name="ce27">
            <text:p>693,749</text:p>
          </table:table-cell>
          <table:table-cell office:value-type="float" office:value="6.12" table:style-name="ce28">
            <text:p>6.12</text:p>
          </table:table-cell>
          <table:table-cell office:value-type="float" office:value="2447978" table:style-name="ce27">
            <text:p>2,447,978</text:p>
          </table:table-cell>
          <table:table-cell office:value-type="float" office:value="1272532" table:style-name="ce27">
            <text:p>1,272,532</text:p>
          </table:table-cell>
          <table:table-cell office:value-type="float" office:value="1175446" table:style-name="ce27">
            <text:p>1,175,446</text:p>
          </table:table-cell>
          <table:table-cell office:value-type="float" office:value="10.4" table:style-name="ce28">
            <text:p>10.40</text:p>
          </table:table-cell>
          <table:table-cell office:value-type="float" office:value="2664313" table:style-name="ce27">
            <text:p>2,664,313</text:p>
          </table:table-cell>
          <table:table-cell office:value-type="float" office:value="1385800" table:style-name="ce27">
            <text:p>1,385,800</text:p>
          </table:table-cell>
          <table:table-cell office:value-type="float" office:value="1278513" table:style-name="ce27">
            <text:p>1,278,513</text:p>
          </table:table-cell>
          <table:table-cell office:value-type="float" office:value="11.32" table:style-name="ce28">
            <text:p>11.32</text:p>
          </table:table-cell>
          <table:table-cell office:value-type="float" office:value="1519635" table:style-name="ce27">
            <text:p>1,519,635</text:p>
          </table:table-cell>
          <table:table-cell office:value-type="float" office:value="793710" table:style-name="ce27">
            <text:p>793,710</text:p>
          </table:table-cell>
          <table:table-cell office:value-type="float" office:value="725925" table:style-name="ce27">
            <text:p>725,925</text:p>
          </table:table-cell>
          <table:table-cell office:value-type="float" office:value="6.45" table:style-name="ce28">
            <text:p>6.45</text:p>
          </table:table-cell>
          <table:table-cell office:value-type="float" office:value="18997201" table:style-name="ce27">
            <text:p>18,997,201</text:p>
          </table:table-cell>
          <table:table-cell office:value-type="float" office:value="9349386" table:style-name="ce27">
            <text:p>9,349,386</text:p>
          </table:table-cell>
          <table:table-cell office:value-type="float" office:value="9647815" table:style-name="ce27">
            <text:p>9,647,815</text:p>
          </table:table-cell>
          <table:table-cell office:value-type="float" office:value="80.680000000000007" table:style-name="ce28">
            <text:p>80.68</text:p>
          </table:table-cell>
          <table:table-cell office:value-type="float" office:value="3151977" table:style-name="ce27">
            <text:p>3,151,977</text:p>
          </table:table-cell>
          <table:table-cell office:value-type="float" office:value="1452018" table:style-name="ce27">
            <text:p>1,452,018</text:p>
          </table:table-cell>
          <table:table-cell office:value-type="float" office:value="1699959" table:style-name="ce27">
            <text:p>1,699,959</text:p>
          </table:table-cell>
          <table:table-cell office:value-type="float" office:value="13.39" table:style-name="ce26">
            <text:p>13.3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80414" table:style-name="ce23">
            <text:p>3,980,414</text:p>
          </table:table-cell>
          <table:table-cell office:value-type="float" office:value="1952161" table:style-name="ce23">
            <text:p>1,952,161</text:p>
          </table:table-cell>
          <table:table-cell office:value-type="float" office:value="2028253" table:style-name="ce23">
            <text:p>2,028,253</text:p>
          </table:table-cell>
          <table:table-cell office:value-type="float" office:value="168709" table:style-name="ce23">
            <text:p>168,709</text:p>
          </table:table-cell>
          <table:table-cell office:value-type="float" office:value="87304" table:style-name="ce23">
            <text:p>87,304</text:p>
          </table:table-cell>
          <table:table-cell office:value-type="float" office:value="81405" table:style-name="ce23">
            <text:p>81,405</text:p>
          </table:table-cell>
          <table:table-cell office:value-type="float" office:value="4.24" table:style-name="ce24">
            <text:p>4.24</text:p>
          </table:table-cell>
          <table:table-cell office:value-type="float" office:value="231616" table:style-name="ce23">
            <text:p>231,616</text:p>
          </table:table-cell>
          <table:table-cell office:value-type="float" office:value="119881" table:style-name="ce23">
            <text:p>119,881</text:p>
          </table:table-cell>
          <table:table-cell office:value-type="float" office:value="111735" table:style-name="ce23">
            <text:p>111,735</text:p>
          </table:table-cell>
          <table:table-cell office:value-type="float" office:value="5.82" table:style-name="ce24">
            <text:p>5.82</text:p>
          </table:table-cell>
          <table:table-cell office:value-type="float" office:value="396831" table:style-name="ce23">
            <text:p>396,831</text:p>
          </table:table-cell>
          <table:table-cell office:value-type="float" office:value="206040" table:style-name="ce23">
            <text:p>206,040</text:p>
          </table:table-cell>
          <table:table-cell office:value-type="float" office:value="190791" table:style-name="ce23">
            <text:p>190,791</text:p>
          </table:table-cell>
          <table:table-cell office:value-type="float" office:value="9.9700000000000006" table:style-name="ce24">
            <text:p>9.97</text:p>
          </table:table-cell>
          <table:table-cell office:value-type="float" office:value="430989" table:style-name="ce23">
            <text:p>430,989</text:p>
          </table:table-cell>
          <table:table-cell office:value-type="float" office:value="223914" table:style-name="ce23">
            <text:p>223,914</text:p>
          </table:table-cell>
          <table:table-cell office:value-type="float" office:value="207075" table:style-name="ce23">
            <text:p>207,075</text:p>
          </table:table-cell>
          <table:table-cell office:value-type="float" office:value="10.83" table:style-name="ce24">
            <text:p>10.83</text:p>
          </table:table-cell>
          <table:table-cell office:value-type="float" office:value="244846" table:style-name="ce23">
            <text:p>244,846</text:p>
          </table:table-cell>
          <table:table-cell office:value-type="float" office:value="127688" table:style-name="ce23">
            <text:p>127,688</text:p>
          </table:table-cell>
          <table:table-cell office:value-type="float" office:value="117158" table:style-name="ce23">
            <text:p>117,158</text:p>
          </table:table-cell>
          <table:table-cell office:value-type="float" office:value="6.15" table:style-name="ce24">
            <text:p>6.15</text:p>
          </table:table-cell>
          <table:table-cell office:value-type="float" office:value="3243500" table:style-name="ce23">
            <text:p>3,243,500</text:p>
          </table:table-cell>
          <table:table-cell office:value-type="float" office:value="1569031" table:style-name="ce23">
            <text:p>1,569,031</text:p>
          </table:table-cell>
          <table:table-cell office:value-type="float" office:value="1674469" table:style-name="ce23">
            <text:p>1,674,469</text:p>
          </table:table-cell>
          <table:table-cell office:value-type="float" office:value="81.489999999999995" table:style-name="ce24">
            <text:p>81.49</text:p>
          </table:table-cell>
          <table:table-cell office:value-type="float" office:value="476004" table:style-name="ce23">
            <text:p>476,004</text:p>
          </table:table-cell>
          <table:table-cell office:value-type="float" office:value="218819" table:style-name="ce23">
            <text:p>218,819</text:p>
          </table:table-cell>
          <table:table-cell office:value-type="float" office:value="257185" table:style-name="ce23">
            <text:p>257,185</text:p>
          </table:table-cell>
          <table:table-cell office:value-type="float" office:value="11.96" table:style-name="ce22">
            <text:p>11.96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93313" table:style-name="ce23">
            <text:p>2,693,313</text:p>
          </table:table-cell>
          <table:table-cell office:value-type="float" office:value="1287959" table:style-name="ce23">
            <text:p>1,287,959</text:p>
          </table:table-cell>
          <table:table-cell office:value-type="float" office:value="1405354" table:style-name="ce23">
            <text:p>1,405,354</text:p>
          </table:table-cell>
          <table:table-cell office:value-type="float" office:value="148828" table:style-name="ce23">
            <text:p>148,828</text:p>
          </table:table-cell>
          <table:table-cell office:value-type="float" office:value="76679" table:style-name="ce23">
            <text:p>76,679</text:p>
          </table:table-cell>
          <table:table-cell office:value-type="float" office:value="72149" table:style-name="ce23">
            <text:p>72,149</text:p>
          </table:table-cell>
          <table:table-cell office:value-type="float" office:value="5.53" table:style-name="ce24">
            <text:p>5.53</text:p>
          </table:table-cell>
          <table:table-cell office:value-type="float" office:value="195637" table:style-name="ce23">
            <text:p>195,637</text:p>
          </table:table-cell>
          <table:table-cell office:value-type="float" office:value="100905" table:style-name="ce23">
            <text:p>100,905</text:p>
          </table:table-cell>
          <table:table-cell office:value-type="float" office:value="94732" table:style-name="ce23">
            <text:p>94,732</text:p>
          </table:table-cell>
          <table:table-cell office:value-type="float" office:value="7.26" table:style-name="ce24">
            <text:p>7.26</text:p>
          </table:table-cell>
          <table:table-cell office:value-type="float" office:value="304155" table:style-name="ce23">
            <text:p>304,155</text:p>
          </table:table-cell>
          <table:table-cell office:value-type="float" office:value="157424" table:style-name="ce23">
            <text:p>157,424</text:p>
          </table:table-cell>
          <table:table-cell office:value-type="float" office:value="146731" table:style-name="ce23">
            <text:p>146,731</text:p>
          </table:table-cell>
          <table:table-cell office:value-type="float" office:value="11.29" table:style-name="ce24">
            <text:p>11.29</text:p>
          </table:table-cell>
          <table:table-cell office:value-type="float" office:value="326954" table:style-name="ce23">
            <text:p>326,954</text:p>
          </table:table-cell>
          <table:table-cell office:value-type="float" office:value="169504" table:style-name="ce23">
            <text:p>169,504</text:p>
          </table:table-cell>
          <table:table-cell office:value-type="float" office:value="157450" table:style-name="ce23">
            <text:p>157,450</text:p>
          </table:table-cell>
          <table:table-cell office:value-type="float" office:value="12.14" table:style-name="ce24">
            <text:p>12.14</text:p>
          </table:table-cell>
          <table:table-cell office:value-type="float" office:value="151758" table:style-name="ce23">
            <text:p>151,758</text:p>
          </table:table-cell>
          <table:table-cell office:value-type="float" office:value="79217" table:style-name="ce23">
            <text:p>79,217</text:p>
          </table:table-cell>
          <table:table-cell office:value-type="float" office:value="72541" table:style-name="ce23">
            <text:p>72,541</text:p>
          </table:table-cell>
          <table:table-cell office:value-type="float" office:value="5.63" table:style-name="ce24">
            <text:p>5.63</text:p>
          </table:table-cell>
          <table:table-cell office:value-type="float" office:value="2182060" table:style-name="ce23">
            <text:p>2,182,060</text:p>
          </table:table-cell>
          <table:table-cell office:value-type="float" office:value="1022558" table:style-name="ce23">
            <text:p>1,022,558</text:p>
          </table:table-cell>
          <table:table-cell office:value-type="float" office:value="1159502" table:style-name="ce23">
            <text:p>1,159,502</text:p>
          </table:table-cell>
          <table:table-cell office:value-type="float" office:value="81.02" table:style-name="ce24">
            <text:p>81.02</text:p>
          </table:table-cell>
          <table:table-cell office:value-type="float" office:value="424738" table:style-name="ce23">
            <text:p>424,738</text:p>
          </table:table-cell>
          <table:table-cell office:value-type="float" office:value="191101" table:style-name="ce23">
            <text:p>191,101</text:p>
          </table:table-cell>
          <table:table-cell office:value-type="float" office:value="233637" table:style-name="ce23">
            <text:p>233,637</text:p>
          </table:table-cell>
          <table:table-cell office:value-type="float" office:value="15.77" table:style-name="ce22">
            <text:p>15.77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56999" table:style-name="ce23">
            <text:p>2,156,999</text:p>
          </table:table-cell>
          <table:table-cell office:value-type="float" office:value="1075714" table:style-name="ce23">
            <text:p>1,075,714</text:p>
          </table:table-cell>
          <table:table-cell office:value-type="float" office:value="1081285" table:style-name="ce23">
            <text:p>1,081,285</text:p>
          </table:table-cell>
          <table:table-cell office:value-type="float" office:value="112180" table:style-name="ce23">
            <text:p>112,180</text:p>
          </table:table-cell>
          <table:table-cell office:value-type="float" office:value="58238" table:style-name="ce23">
            <text:p>58,238</text:p>
          </table:table-cell>
          <table:table-cell office:value-type="float" office:value="53942" table:style-name="ce23">
            <text:p>53,942</text:p>
          </table:table-cell>
          <table:table-cell office:value-type="float" office:value="5.2" table:style-name="ce24">
            <text:p>5.20</text:p>
          </table:table-cell>
          <table:table-cell office:value-type="float" office:value="152112" table:style-name="ce23">
            <text:p>152,112</text:p>
          </table:table-cell>
          <table:table-cell office:value-type="float" office:value="78800" table:style-name="ce23">
            <text:p>78,800</text:p>
          </table:table-cell>
          <table:table-cell office:value-type="float" office:value="73312" table:style-name="ce23">
            <text:p>73,312</text:p>
          </table:table-cell>
          <table:table-cell office:value-type="float" office:value="7.05" table:style-name="ce24">
            <text:p>7.05</text:p>
          </table:table-cell>
          <table:table-cell office:value-type="float" office:value="258691" table:style-name="ce23">
            <text:p>258,691</text:p>
          </table:table-cell>
          <table:table-cell office:value-type="float" office:value="134648" table:style-name="ce23">
            <text:p>134,648</text:p>
          </table:table-cell>
          <table:table-cell office:value-type="float" office:value="124043" table:style-name="ce23">
            <text:p>124,043</text:p>
          </table:table-cell>
          <table:table-cell office:value-type="float" office:value="11.99" table:style-name="ce24">
            <text:p>11.99</text:p>
          </table:table-cell>
          <table:table-cell office:value-type="float" office:value="281267" table:style-name="ce23">
            <text:p>281,267</text:p>
          </table:table-cell>
          <table:table-cell office:value-type="float" office:value="146526" table:style-name="ce23">
            <text:p>146,526</text:p>
          </table:table-cell>
          <table:table-cell office:value-type="float" office:value="134741" table:style-name="ce23">
            <text:p>134,741</text:p>
          </table:table-cell>
          <table:table-cell office:value-type="float" office:value="13.04" table:style-name="ce24">
            <text:p>13.04</text:p>
          </table:table-cell>
          <table:table-cell office:value-type="float" office:value="156877" table:style-name="ce23">
            <text:p>156,877</text:p>
          </table:table-cell>
          <table:table-cell office:value-type="float" office:value="82046" table:style-name="ce23">
            <text:p>82,046</text:p>
          </table:table-cell>
          <table:table-cell office:value-type="float" office:value="74831" table:style-name="ce23">
            <text:p>74,831</text:p>
          </table:table-cell>
          <table:table-cell office:value-type="float" office:value="7.27" table:style-name="ce24">
            <text:p>7.27</text:p>
          </table:table-cell>
          <table:table-cell office:value-type="float" office:value="1683368" table:style-name="ce23">
            <text:p>1,683,368</text:p>
          </table:table-cell>
          <table:table-cell office:value-type="float" office:value="828777" table:style-name="ce23">
            <text:p>828,777</text:p>
          </table:table-cell>
          <table:table-cell office:value-type="float" office:value="854591" table:style-name="ce23">
            <text:p>854,591</text:p>
          </table:table-cell>
          <table:table-cell office:value-type="float" office:value="78.040000000000006" table:style-name="ce24">
            <text:p>78.04</text:p>
          </table:table-cell>
          <table:table-cell office:value-type="float" office:value="224183" table:style-name="ce23">
            <text:p>224,183</text:p>
          </table:table-cell>
          <table:table-cell office:value-type="float" office:value="105242" table:style-name="ce23">
            <text:p>105,242</text:p>
          </table:table-cell>
          <table:table-cell office:value-type="float" office:value="118941" table:style-name="ce23">
            <text:p>118,941</text:p>
          </table:table-cell>
          <table:table-cell office:value-type="float" office:value="10.39" table:style-name="ce22">
            <text:p>10.3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72118" table:style-name="ce23">
            <text:p>2,772,118</text:p>
          </table:table-cell>
          <table:table-cell office:value-type="float" office:value="1368268" table:style-name="ce23">
            <text:p>1,368,268</text:p>
          </table:table-cell>
          <table:table-cell office:value-type="float" office:value="1403850" table:style-name="ce23">
            <text:p>1,403,850</text:p>
          </table:table-cell>
          <table:table-cell office:value-type="float" office:value="140170" table:style-name="ce23">
            <text:p>140,170</text:p>
          </table:table-cell>
          <table:table-cell office:value-type="float" office:value="72724" table:style-name="ce23">
            <text:p>72,724</text:p>
          </table:table-cell>
          <table:table-cell office:value-type="float" office:value="67446" table:style-name="ce23">
            <text:p>67,446</text:p>
          </table:table-cell>
          <table:table-cell office:value-type="float" office:value="5.0599999999999996" table:style-name="ce24">
            <text:p>5.06</text:p>
          </table:table-cell>
          <table:table-cell office:value-type="float" office:value="191178" table:style-name="ce23">
            <text:p>191,178</text:p>
          </table:table-cell>
          <table:table-cell office:value-type="float" office:value="99194" table:style-name="ce23">
            <text:p>99,194</text:p>
          </table:table-cell>
          <table:table-cell office:value-type="float" office:value="91984" table:style-name="ce23">
            <text:p>91,984</text:p>
          </table:table-cell>
          <table:table-cell office:value-type="float" office:value="6.9" table:style-name="ce24">
            <text:p>6.90</text:p>
          </table:table-cell>
          <table:table-cell office:value-type="float" office:value="321660" table:style-name="ce23">
            <text:p>321,660</text:p>
          </table:table-cell>
          <table:table-cell office:value-type="float" office:value="167079" table:style-name="ce23">
            <text:p>167,079</text:p>
          </table:table-cell>
          <table:table-cell office:value-type="float" office:value="154581" table:style-name="ce23">
            <text:p>154,581</text:p>
          </table:table-cell>
          <table:table-cell office:value-type="float" office:value="11.6" table:style-name="ce24">
            <text:p>11.60</text:p>
          </table:table-cell>
          <table:table-cell office:value-type="float" office:value="349684" table:style-name="ce23">
            <text:p>349,684</text:p>
          </table:table-cell>
          <table:table-cell office:value-type="float" office:value="181610" table:style-name="ce23">
            <text:p>181,610</text:p>
          </table:table-cell>
          <table:table-cell office:value-type="float" office:value="168074" table:style-name="ce23">
            <text:p>168,074</text:p>
          </table:table-cell>
          <table:table-cell office:value-type="float" office:value="12.61" table:style-name="ce24">
            <text:p>12.61</text:p>
          </table:table-cell>
          <table:table-cell office:value-type="float" office:value="195243" table:style-name="ce23">
            <text:p>195,243</text:p>
          </table:table-cell>
          <table:table-cell office:value-type="float" office:value="101322" table:style-name="ce23">
            <text:p>101,322</text:p>
          </table:table-cell>
          <table:table-cell office:value-type="float" office:value="93921" table:style-name="ce23">
            <text:p>93,921</text:p>
          </table:table-cell>
          <table:table-cell office:value-type="float" office:value="7.04" table:style-name="ce24">
            <text:p>7.04</text:p>
          </table:table-cell>
          <table:table-cell office:value-type="float" office:value="2181021" table:style-name="ce23">
            <text:p>2,181,021</text:p>
          </table:table-cell>
          <table:table-cell office:value-type="float" office:value="1061094" table:style-name="ce23">
            <text:p>1,061,094</text:p>
          </table:table-cell>
          <table:table-cell office:value-type="float" office:value="1119927" table:style-name="ce23">
            <text:p>1,119,927</text:p>
          </table:table-cell>
          <table:table-cell office:value-type="float" office:value="78.680000000000007" table:style-name="ce24">
            <text:p>78.68</text:p>
          </table:table-cell>
          <table:table-cell office:value-type="float" office:value="307065" table:style-name="ce23">
            <text:p>307,065</text:p>
          </table:table-cell>
          <table:table-cell office:value-type="float" office:value="141939" table:style-name="ce23">
            <text:p>141,939</text:p>
          </table:table-cell>
          <table:table-cell office:value-type="float" office:value="165126" table:style-name="ce23">
            <text:p>165,126</text:p>
          </table:table-cell>
          <table:table-cell office:value-type="float" office:value="11.08" table:style-name="ce22">
            <text:p>11.0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6368" table:style-name="ce23">
            <text:p>1,886,368</text:p>
          </table:table-cell>
          <table:table-cell office:value-type="float" office:value="942871" table:style-name="ce23">
            <text:p>942,871</text:p>
          </table:table-cell>
          <table:table-cell office:value-type="float" office:value="943497" table:style-name="ce23">
            <text:p>943,497</text:p>
          </table:table-cell>
          <table:table-cell office:value-type="float" office:value="79274" table:style-name="ce23">
            <text:p>79,274</text:p>
          </table:table-cell>
          <table:table-cell office:value-type="float" office:value="40926" table:style-name="ce23">
            <text:p>40,926</text:p>
          </table:table-cell>
          <table:table-cell office:value-type="float" office:value="38348" table:style-name="ce23">
            <text:p>38,348</text:p>
          </table:table-cell>
          <table:table-cell office:value-type="float" office:value="4.2" table:style-name="ce24">
            <text:p>4.20</text:p>
          </table:table-cell>
          <table:table-cell office:value-type="float" office:value="107949" table:style-name="ce23">
            <text:p>107,949</text:p>
          </table:table-cell>
          <table:table-cell office:value-type="float" office:value="56018" table:style-name="ce23">
            <text:p>56,018</text:p>
          </table:table-cell>
          <table:table-cell office:value-type="float" office:value="51931" table:style-name="ce23">
            <text:p>51,931</text:p>
          </table:table-cell>
          <table:table-cell office:value-type="float" office:value="5.72" table:style-name="ce24">
            <text:p>5.72</text:p>
          </table:table-cell>
          <table:table-cell office:value-type="float" office:value="184641" table:style-name="ce23">
            <text:p>184,641</text:p>
          </table:table-cell>
          <table:table-cell office:value-type="float" office:value="95868" table:style-name="ce23">
            <text:p>95,868</text:p>
          </table:table-cell>
          <table:table-cell office:value-type="float" office:value="88773" table:style-name="ce23">
            <text:p>88,773</text:p>
          </table:table-cell>
          <table:table-cell office:value-type="float" office:value="9.7899999999999991" table:style-name="ce24">
            <text:p>9.79</text:p>
          </table:table-cell>
          <table:table-cell office:value-type="float" office:value="200967" table:style-name="ce23">
            <text:p>200,967</text:p>
          </table:table-cell>
          <table:table-cell office:value-type="float" office:value="104378" table:style-name="ce23">
            <text:p>104,378</text:p>
          </table:table-cell>
          <table:table-cell office:value-type="float" office:value="96589" table:style-name="ce23">
            <text:p>96,589</text:p>
          </table:table-cell>
          <table:table-cell office:value-type="float" office:value="10.65" table:style-name="ce24">
            <text:p>10.65</text:p>
          </table:table-cell>
          <table:table-cell office:value-type="float" office:value="115461" table:style-name="ce23">
            <text:p>115,461</text:p>
          </table:table-cell>
          <table:table-cell office:value-type="float" office:value="60243" table:style-name="ce23">
            <text:p>60,243</text:p>
          </table:table-cell>
          <table:table-cell office:value-type="float" office:value="55218" table:style-name="ce23">
            <text:p>55,218</text:p>
          </table:table-cell>
          <table:table-cell office:value-type="float" office:value="6.12" table:style-name="ce24">
            <text:p>6.12</text:p>
          </table:table-cell>
          <table:table-cell office:value-type="float" office:value="1541799" table:style-name="ce23">
            <text:p>1,541,799</text:p>
          </table:table-cell>
          <table:table-cell office:value-type="float" office:value="763403" table:style-name="ce23">
            <text:p>763,403</text:p>
          </table:table-cell>
          <table:table-cell office:value-type="float" office:value="778396" table:style-name="ce23">
            <text:p>778,396</text:p>
          </table:table-cell>
          <table:table-cell office:value-type="float" office:value="81.73" table:style-name="ce24">
            <text:p>81.73</text:p>
          </table:table-cell>
          <table:table-cell office:value-type="float" office:value="262968" table:style-name="ce23">
            <text:p>262,968</text:p>
          </table:table-cell>
          <table:table-cell office:value-type="float" office:value="120504" table:style-name="ce23">
            <text:p>120,504</text:p>
          </table:table-cell>
          <table:table-cell office:value-type="float" office:value="142464" table:style-name="ce23">
            <text:p>142,464</text:p>
          </table:table-cell>
          <table:table-cell office:value-type="float" office:value="13.94" table:style-name="ce22">
            <text:p>13.9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726" table:style-name="ce23">
            <text:p>2,778,726</text:p>
          </table:table-cell>
          <table:table-cell office:value-type="float" office:value="1378142" table:style-name="ce23">
            <text:p>1,378,142</text:p>
          </table:table-cell>
          <table:table-cell office:value-type="float" office:value="1400584" table:style-name="ce23">
            <text:p>1,400,584</text:p>
          </table:table-cell>
          <table:table-cell office:value-type="float" office:value="113087" table:style-name="ce23">
            <text:p>113,087</text:p>
          </table:table-cell>
          <table:table-cell office:value-type="float" office:value="58494" table:style-name="ce23">
            <text:p>58,494</text:p>
          </table:table-cell>
          <table:table-cell office:value-type="float" office:value="54593" table:style-name="ce23">
            <text:p>54,593</text:p>
          </table:table-cell>
          <table:table-cell office:value-type="float" office:value="4.07" table:style-name="ce24">
            <text:p>4.07</text:p>
          </table:table-cell>
          <table:table-cell office:value-type="float" office:value="154215" table:style-name="ce23">
            <text:p>154,215</text:p>
          </table:table-cell>
          <table:table-cell office:value-type="float" office:value="79793" table:style-name="ce23">
            <text:p>79,793</text:p>
          </table:table-cell>
          <table:table-cell office:value-type="float" office:value="74422" table:style-name="ce23">
            <text:p>74,422</text:p>
          </table:table-cell>
          <table:table-cell office:value-type="float" office:value="5.55" table:style-name="ce24">
            <text:p>5.55</text:p>
          </table:table-cell>
          <table:table-cell office:value-type="float" office:value="266036" table:style-name="ce23">
            <text:p>266,036</text:p>
          </table:table-cell>
          <table:table-cell office:value-type="float" office:value="137943" table:style-name="ce23">
            <text:p>137,943</text:p>
          </table:table-cell>
          <table:table-cell office:value-type="float" office:value="128093" table:style-name="ce23">
            <text:p>128,093</text:p>
          </table:table-cell>
          <table:table-cell office:value-type="float" office:value="9.57" table:style-name="ce24">
            <text:p>9.57</text:p>
          </table:table-cell>
          <table:table-cell office:value-type="float" office:value="289781" table:style-name="ce23">
            <text:p>289,781</text:p>
          </table:table-cell>
          <table:table-cell office:value-type="float" office:value="150386" table:style-name="ce23">
            <text:p>150,386</text:p>
          </table:table-cell>
          <table:table-cell office:value-type="float" office:value="139395" table:style-name="ce23">
            <text:p>139,395</text:p>
          </table:table-cell>
          <table:table-cell office:value-type="float" office:value="10.43" table:style-name="ce24">
            <text:p>10.43</text:p>
          </table:table-cell>
          <table:table-cell office:value-type="float" office:value="172674" table:style-name="ce23">
            <text:p>172,674</text:p>
          </table:table-cell>
          <table:table-cell office:value-type="float" office:value="89788" table:style-name="ce23">
            <text:p>89,788</text:p>
          </table:table-cell>
          <table:table-cell office:value-type="float" office:value="82886" table:style-name="ce23">
            <text:p>82,886</text:p>
          </table:table-cell>
          <table:table-cell office:value-type="float" office:value="6.21" table:style-name="ce24">
            <text:p>6.21</text:p>
          </table:table-cell>
          <table:table-cell office:value-type="float" office:value="2273711" table:style-name="ce23">
            <text:p>2,273,711</text:p>
          </table:table-cell>
          <table:table-cell office:value-type="float" office:value="1116147" table:style-name="ce23">
            <text:p>1,116,147</text:p>
          </table:table-cell>
          <table:table-cell office:value-type="float" office:value="1157564" table:style-name="ce23">
            <text:p>1,157,564</text:p>
          </table:table-cell>
          <table:table-cell office:value-type="float" office:value="81.83" table:style-name="ce24">
            <text:p>81.83</text:p>
          </table:table-cell>
          <table:table-cell office:value-type="float" office:value="379551" table:style-name="ce23">
            <text:p>379,551</text:p>
          </table:table-cell>
          <table:table-cell office:value-type="float" office:value="175590" table:style-name="ce23">
            <text:p>175,590</text:p>
          </table:table-cell>
          <table:table-cell office:value-type="float" office:value="203961" table:style-name="ce23">
            <text:p>203,961</text:p>
          </table:table-cell>
          <table:table-cell office:value-type="float" office:value="13.66" table:style-name="ce22">
            <text:p>13.66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29722" table:style-name="ce23">
            <text:p>7,129,722</text:p>
          </table:table-cell>
          <table:table-cell office:value-type="float" office:value="3638085" table:style-name="ce23">
            <text:p>3,638,085</text:p>
          </table:table-cell>
          <table:table-cell office:value-type="float" office:value="3491637" table:style-name="ce23">
            <text:p>3,491,637</text:p>
          </table:table-cell>
          <table:table-cell office:value-type="float" office:value="289993" table:style-name="ce23">
            <text:p>289,993</text:p>
          </table:table-cell>
          <table:table-cell office:value-type="float" office:value="150623" table:style-name="ce23">
            <text:p>150,623</text:p>
          </table:table-cell>
          <table:table-cell office:value-type="float" office:value="139370" table:style-name="ce23">
            <text:p>139,370</text:p>
          </table:table-cell>
          <table:table-cell office:value-type="float" office:value="4.07" table:style-name="ce24">
            <text:p>4.07</text:p>
          </table:table-cell>
          <table:table-cell office:value-type="float" office:value="399146" table:style-name="ce23">
            <text:p>399,146</text:p>
          </table:table-cell>
          <table:table-cell office:value-type="float" office:value="207492" table:style-name="ce23">
            <text:p>207,492</text:p>
          </table:table-cell>
          <table:table-cell office:value-type="float" office:value="191654" table:style-name="ce23">
            <text:p>191,654</text:p>
          </table:table-cell>
          <table:table-cell office:value-type="float" office:value="5.6" table:style-name="ce24">
            <text:p>5.60</text:p>
          </table:table-cell>
          <table:table-cell office:value-type="float" office:value="703483" table:style-name="ce23">
            <text:p>703,483</text:p>
          </table:table-cell>
          <table:table-cell office:value-type="float" office:value="366998" table:style-name="ce23">
            <text:p>366,998</text:p>
          </table:table-cell>
          <table:table-cell office:value-type="float" office:value="336485" table:style-name="ce23">
            <text:p>336,485</text:p>
          </table:table-cell>
          <table:table-cell office:value-type="float" office:value="9.8699999999999992" table:style-name="ce24">
            <text:p>9.87</text:p>
          </table:table-cell>
          <table:table-cell office:value-type="float" office:value="771404" table:style-name="ce23">
            <text:p>771,404</text:p>
          </table:table-cell>
          <table:table-cell office:value-type="float" office:value="402561" table:style-name="ce23">
            <text:p>402,561</text:p>
          </table:table-cell>
          <table:table-cell office:value-type="float" office:value="368843" table:style-name="ce23">
            <text:p>368,843</text:p>
          </table:table-cell>
          <table:table-cell office:value-type="float" office:value="10.82" table:style-name="ce24">
            <text:p>10.82</text:p>
          </table:table-cell>
          <table:table-cell office:value-type="float" office:value="476409" table:style-name="ce23">
            <text:p>476,409</text:p>
          </table:table-cell>
          <table:table-cell office:value-type="float" office:value="250090" table:style-name="ce23">
            <text:p>250,090</text:p>
          </table:table-cell>
          <table:table-cell office:value-type="float" office:value="226319" table:style-name="ce23">
            <text:p>226,319</text:p>
          </table:table-cell>
          <table:table-cell office:value-type="float" office:value="6.68" table:style-name="ce24">
            <text:p>6.68</text:p>
          </table:table-cell>
          <table:table-cell office:value-type="float" office:value="5766511" table:style-name="ce23">
            <text:p>5,766,511</text:p>
          </table:table-cell>
          <table:table-cell office:value-type="float" office:value="2925311" table:style-name="ce23">
            <text:p>2,925,311</text:p>
          </table:table-cell>
          <table:table-cell office:value-type="float" office:value="2841200" table:style-name="ce23">
            <text:p>2,841,200</text:p>
          </table:table-cell>
          <table:table-cell office:value-type="float" office:value="80.88" table:style-name="ce24">
            <text:p>80.88</text:p>
          </table:table-cell>
          <table:table-cell office:value-type="float" office:value="1060190" table:style-name="ce23">
            <text:p>1,060,190</text:p>
          </table:table-cell>
          <table:table-cell office:value-type="float" office:value="490492" table:style-name="ce23">
            <text:p>490,492</text:p>
          </table:table-cell>
          <table:table-cell office:value-type="float" office:value="569698" table:style-name="ce23">
            <text:p>569,698</text:p>
          </table:table-cell>
          <table:table-cell office:value-type="float" office:value="14.87" table:style-name="ce22">
            <text:p>14.87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205" table:style-name="ce18">
            <text:p>457,205</text:p>
          </table:table-cell>
          <table:table-cell office:value-type="float" office:value="231495" table:style-name="ce18">
            <text:p>231,495</text:p>
          </table:table-cell>
          <table:table-cell office:value-type="float" office:value="225710" table:style-name="ce18">
            <text:p>225,710</text:p>
          </table:table-cell>
          <table:table-cell office:value-type="float" office:value="17596" table:style-name="ce18">
            <text:p>17,596</text:p>
          </table:table-cell>
          <table:table-cell office:value-type="float" office:value="9247" table:style-name="ce18">
            <text:p>9,247</text:p>
          </table:table-cell>
          <table:table-cell office:value-type="float" office:value="8349" table:style-name="ce18">
            <text:p>8,349</text:p>
          </table:table-cell>
          <table:table-cell office:value-type="float" office:value="3.85" table:style-name="ce19">
            <text:p>3.85</text:p>
          </table:table-cell>
          <table:table-cell office:value-type="float" office:value="24497" table:style-name="ce18">
            <text:p>24,497</text:p>
          </table:table-cell>
          <table:table-cell office:value-type="float" office:value="12820" table:style-name="ce18">
            <text:p>12,820</text:p>
          </table:table-cell>
          <table:table-cell office:value-type="float" office:value="11677" table:style-name="ce18">
            <text:p>11,677</text:p>
          </table:table-cell>
          <table:table-cell office:value-type="float" office:value="5.36" table:style-name="ce19">
            <text:p>5.36</text:p>
          </table:table-cell>
          <table:table-cell office:value-type="float" office:value="43224" table:style-name="ce18">
            <text:p>43,224</text:p>
          </table:table-cell>
          <table:table-cell office:value-type="float" office:value="22526" table:style-name="ce18">
            <text:p>22,526</text:p>
          </table:table-cell>
          <table:table-cell office:value-type="float" office:value="20698" table:style-name="ce18">
            <text:p>20,698</text:p>
          </table:table-cell>
          <table:table-cell office:value-type="float" office:value="9.4499999999999993" table:style-name="ce19">
            <text:p>9.45</text:p>
          </table:table-cell>
          <table:table-cell office:value-type="float" office:value="47450" table:style-name="ce18">
            <text:p>47,450</text:p>
          </table:table-cell>
          <table:table-cell office:value-type="float" office:value="24683" table:style-name="ce18">
            <text:p>24,683</text:p>
          </table:table-cell>
          <table:table-cell office:value-type="float" office:value="22767" table:style-name="ce18">
            <text:p>22,767</text:p>
          </table:table-cell>
          <table:table-cell office:value-type="float" office:value="10.38" table:style-name="ce19">
            <text:p>10.38</text:p>
          </table:table-cell>
          <table:table-cell office:value-type="float" office:value="29670" table:style-name="ce18">
            <text:p>29,670</text:p>
          </table:table-cell>
          <table:table-cell office:value-type="float" office:value="15480" table:style-name="ce18">
            <text:p>15,480</text:p>
          </table:table-cell>
          <table:table-cell office:value-type="float" office:value="14190" table:style-name="ce18">
            <text:p>14,190</text:p>
          </table:table-cell>
          <table:table-cell office:value-type="float" office:value="6.49" table:style-name="ce19">
            <text:p>6.49</text:p>
          </table:table-cell>
          <table:table-cell office:value-type="float" office:value="372319" table:style-name="ce18">
            <text:p>372,319</text:p>
          </table:table-cell>
          <table:table-cell office:value-type="float" office:value="187261" table:style-name="ce18">
            <text:p>187,261</text:p>
          </table:table-cell>
          <table:table-cell office:value-type="float" office:value="185058" table:style-name="ce18">
            <text:p>185,058</text:p>
          </table:table-cell>
          <table:table-cell office:value-type="float" office:value="81.430000000000007" table:style-name="ce19">
            <text:p>81.43</text:p>
          </table:table-cell>
          <table:table-cell office:value-type="float" office:value="68579" table:style-name="ce18">
            <text:p>68,579</text:p>
          </table:table-cell>
          <table:table-cell office:value-type="float" office:value="31895" table:style-name="ce18">
            <text:p>31,895</text:p>
          </table:table-cell>
          <table:table-cell office:value-type="float" office:value="36684" table:style-name="ce18">
            <text:p>36,684</text:p>
          </table:table-cell>
          <table:table-cell office:value-type="float" office:value="15" table:style-name="ce17">
            <text:p>15.0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8418" table:style-name="ce18">
            <text:p>548,418</text:p>
          </table:table-cell>
          <table:table-cell office:value-type="float" office:value="280483" table:style-name="ce18">
            <text:p>280,483</text:p>
          </table:table-cell>
          <table:table-cell office:value-type="float" office:value="267935" table:style-name="ce18">
            <text:p>267,935</text:p>
          </table:table-cell>
          <table:table-cell office:value-type="float" office:value="30142" table:style-name="ce18">
            <text:p>30,142</text:p>
          </table:table-cell>
          <table:table-cell office:value-type="float" office:value="15595" table:style-name="ce18">
            <text:p>15,595</text:p>
          </table:table-cell>
          <table:table-cell office:value-type="float" office:value="14547" table:style-name="ce18">
            <text:p>14,547</text:p>
          </table:table-cell>
          <table:table-cell office:value-type="float" office:value="5.5" table:style-name="ce19">
            <text:p>5.50</text:p>
          </table:table-cell>
          <table:table-cell office:value-type="float" office:value="42273" table:style-name="ce18">
            <text:p>42,273</text:p>
          </table:table-cell>
          <table:table-cell office:value-type="float" office:value="21917" table:style-name="ce18">
            <text:p>21,917</text:p>
          </table:table-cell>
          <table:table-cell office:value-type="float" office:value="20356" table:style-name="ce18">
            <text:p>20,356</text:p>
          </table:table-cell>
          <table:table-cell office:value-type="float" office:value="7.71" table:style-name="ce19">
            <text:p>7.71</text:p>
          </table:table-cell>
          <table:table-cell office:value-type="float" office:value="72886" table:style-name="ce18">
            <text:p>72,886</text:p>
          </table:table-cell>
          <table:table-cell office:value-type="float" office:value="38028" table:style-name="ce18">
            <text:p>38,028</text:p>
          </table:table-cell>
          <table:table-cell office:value-type="float" office:value="34858" table:style-name="ce18">
            <text:p>34,858</text:p>
          </table:table-cell>
          <table:table-cell office:value-type="float" office:value="13.29" table:style-name="ce19">
            <text:p>13.29</text:p>
          </table:table-cell>
          <table:table-cell office:value-type="float" office:value="78927" table:style-name="ce18">
            <text:p>78,927</text:p>
          </table:table-cell>
          <table:table-cell office:value-type="float" office:value="41195" table:style-name="ce18">
            <text:p>41,195</text:p>
          </table:table-cell>
          <table:table-cell office:value-type="float" office:value="37732" table:style-name="ce18">
            <text:p>37,732</text:p>
          </table:table-cell>
          <table:table-cell office:value-type="float" office:value="14.39" table:style-name="ce19">
            <text:p>14.39</text:p>
          </table:table-cell>
          <table:table-cell office:value-type="float" office:value="40068" table:style-name="ce18">
            <text:p>40,068</text:p>
          </table:table-cell>
          <table:table-cell office:value-type="float" office:value="21008" table:style-name="ce18">
            <text:p>21,008</text:p>
          </table:table-cell>
          <table:table-cell office:value-type="float" office:value="19060" table:style-name="ce18">
            <text:p>19,060</text:p>
          </table:table-cell>
          <table:table-cell office:value-type="float" office:value="7.31" table:style-name="ce19">
            <text:p>7.31</text:p>
          </table:table-cell>
          <table:table-cell office:value-type="float" office:value="421082" table:style-name="ce18">
            <text:p>421,082</text:p>
          </table:table-cell>
          <table:table-cell office:value-type="float" office:value="213860" table:style-name="ce18">
            <text:p>213,860</text:p>
          </table:table-cell>
          <table:table-cell office:value-type="float" office:value="207222" table:style-name="ce18">
            <text:p>207,222</text:p>
          </table:table-cell>
          <table:table-cell office:value-type="float" office:value="76.78" table:style-name="ce19">
            <text:p>76.78</text:p>
          </table:table-cell>
          <table:table-cell office:value-type="float" office:value="64847" table:style-name="ce18">
            <text:p>64,847</text:p>
          </table:table-cell>
          <table:table-cell office:value-type="float" office:value="31155" table:style-name="ce18">
            <text:p>31,155</text:p>
          </table:table-cell>
          <table:table-cell office:value-type="float" office:value="33692" table:style-name="ce18">
            <text:p>33,692</text:p>
          </table:table-cell>
          <table:table-cell office:value-type="float" office:value="11.82" table:style-name="ce17">
            <text:p>11.8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57741" table:style-name="ce18">
            <text:p>557,741</text:p>
          </table:table-cell>
          <table:table-cell office:value-type="float" office:value="287715" table:style-name="ce18">
            <text:p>287,715</text:p>
          </table:table-cell>
          <table:table-cell office:value-type="float" office:value="270026" table:style-name="ce18">
            <text:p>270,026</text:p>
          </table:table-cell>
          <table:table-cell office:value-type="float" office:value="25286" table:style-name="ce18">
            <text:p>25,286</text:p>
          </table:table-cell>
          <table:table-cell office:value-type="float" office:value="13003" table:style-name="ce18">
            <text:p>13,003</text:p>
          </table:table-cell>
          <table:table-cell office:value-type="float" office:value="12283" table:style-name="ce18">
            <text:p>12,283</text:p>
          </table:table-cell>
          <table:table-cell office:value-type="float" office:value="4.53" table:style-name="ce19">
            <text:p>4.53</text:p>
          </table:table-cell>
          <table:table-cell office:value-type="float" office:value="34152" table:style-name="ce18">
            <text:p>34,152</text:p>
          </table:table-cell>
          <table:table-cell office:value-type="float" office:value="17644" table:style-name="ce18">
            <text:p>17,644</text:p>
          </table:table-cell>
          <table:table-cell office:value-type="float" office:value="16508" table:style-name="ce18">
            <text:p>16,508</text:p>
          </table:table-cell>
          <table:table-cell office:value-type="float" office:value="6.12" table:style-name="ce19">
            <text:p>6.12</text:p>
          </table:table-cell>
          <table:table-cell office:value-type="float" office:value="58416" table:style-name="ce18">
            <text:p>58,416</text:p>
          </table:table-cell>
          <table:table-cell office:value-type="float" office:value="30386" table:style-name="ce18">
            <text:p>30,386</text:p>
          </table:table-cell>
          <table:table-cell office:value-type="float" office:value="28030" table:style-name="ce18">
            <text:p>28,030</text:p>
          </table:table-cell>
          <table:table-cell office:value-type="float" office:value="10.47" table:style-name="ce19">
            <text:p>10.47</text:p>
          </table:table-cell>
          <table:table-cell office:value-type="float" office:value="63718" table:style-name="ce18">
            <text:p>63,718</text:p>
          </table:table-cell>
          <table:table-cell office:value-type="float" office:value="33191" table:style-name="ce18">
            <text:p>33,191</text:p>
          </table:table-cell>
          <table:table-cell office:value-type="float" office:value="30527" table:style-name="ce18">
            <text:p>30,527</text:p>
          </table:table-cell>
          <table:table-cell office:value-type="float" office:value="11.42" table:style-name="ce19">
            <text:p>11.42</text:p>
          </table:table-cell>
          <table:table-cell office:value-type="float" office:value="36865" table:style-name="ce18">
            <text:p>36,865</text:p>
          </table:table-cell>
          <table:table-cell office:value-type="float" office:value="19579" table:style-name="ce18">
            <text:p>19,579</text:p>
          </table:table-cell>
          <table:table-cell office:value-type="float" office:value="17286" table:style-name="ce18">
            <text:p>17,286</text:p>
          </table:table-cell>
          <table:table-cell office:value-type="float" office:value="6.61" table:style-name="ce19">
            <text:p>6.61</text:p>
          </table:table-cell>
          <table:table-cell office:value-type="float" office:value="448729" table:style-name="ce18">
            <text:p>448,729</text:p>
          </table:table-cell>
          <table:table-cell office:value-type="float" office:value="230479" table:style-name="ce18">
            <text:p>230,479</text:p>
          </table:table-cell>
          <table:table-cell office:value-type="float" office:value="218250" table:style-name="ce18">
            <text:p>218,250</text:p>
          </table:table-cell>
          <table:table-cell office:value-type="float" office:value="80.45" table:style-name="ce19">
            <text:p>80.45</text:p>
          </table:table-cell>
          <table:table-cell office:value-type="float" office:value="83474" table:style-name="ce18">
            <text:p>83,474</text:p>
          </table:table-cell>
          <table:table-cell office:value-type="float" office:value="39696" table:style-name="ce18">
            <text:p>39,696</text:p>
          </table:table-cell>
          <table:table-cell office:value-type="float" office:value="43778" table:style-name="ce18">
            <text:p>43,778</text:p>
          </table:table-cell>
          <table:table-cell office:value-type="float" office:value="14.97" table:style-name="ce17">
            <text:p>14.97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5885" table:style-name="ce18">
            <text:p>1,285,885</text:p>
          </table:table-cell>
          <table:table-cell office:value-type="float" office:value="655930" table:style-name="ce18">
            <text:p>655,930</text:p>
          </table:table-cell>
          <table:table-cell office:value-type="float" office:value="629955" table:style-name="ce18">
            <text:p>629,955</text:p>
          </table:table-cell>
          <table:table-cell office:value-type="float" office:value="58353" table:style-name="ce18">
            <text:p>58,353</text:p>
          </table:table-cell>
          <table:table-cell office:value-type="float" office:value="30455" table:style-name="ce18">
            <text:p>30,455</text:p>
          </table:table-cell>
          <table:table-cell office:value-type="float" office:value="27898" table:style-name="ce18">
            <text:p>27,898</text:p>
          </table:table-cell>
          <table:table-cell office:value-type="float" office:value="4.54" table:style-name="ce19">
            <text:p>4.54</text:p>
          </table:table-cell>
          <table:table-cell office:value-type="float" office:value="78091" table:style-name="ce18">
            <text:p>78,091</text:p>
          </table:table-cell>
          <table:table-cell office:value-type="float" office:value="40660" table:style-name="ce18">
            <text:p>40,660</text:p>
          </table:table-cell>
          <table:table-cell office:value-type="float" office:value="37431" table:style-name="ce18">
            <text:p>37,431</text:p>
          </table:table-cell>
          <table:table-cell office:value-type="float" office:value="6.07" table:style-name="ce19">
            <text:p>6.07</text:p>
          </table:table-cell>
          <table:table-cell office:value-type="float" office:value="133877" table:style-name="ce18">
            <text:p>133,877</text:p>
          </table:table-cell>
          <table:table-cell office:value-type="float" office:value="69993" table:style-name="ce18">
            <text:p>69,993</text:p>
          </table:table-cell>
          <table:table-cell office:value-type="float" office:value="63884" table:style-name="ce18">
            <text:p>63,884</text:p>
          </table:table-cell>
          <table:table-cell office:value-type="float" office:value="10.41" table:style-name="ce19">
            <text:p>10.41</text:p>
          </table:table-cell>
          <table:table-cell office:value-type="float" office:value="146625" table:style-name="ce18">
            <text:p>146,625</text:p>
          </table:table-cell>
          <table:table-cell office:value-type="float" office:value="76689" table:style-name="ce18">
            <text:p>76,689</text:p>
          </table:table-cell>
          <table:table-cell office:value-type="float" office:value="69936" table:style-name="ce18">
            <text:p>69,936</text:p>
          </table:table-cell>
          <table:table-cell office:value-type="float" office:value="11.4" table:style-name="ce19">
            <text:p>11.40</text:p>
          </table:table-cell>
          <table:table-cell office:value-type="float" office:value="88764" table:style-name="ce18">
            <text:p>88,764</text:p>
          </table:table-cell>
          <table:table-cell office:value-type="float" office:value="46755" table:style-name="ce18">
            <text:p>46,755</text:p>
          </table:table-cell>
          <table:table-cell office:value-type="float" office:value="42009" table:style-name="ce18">
            <text:p>42,009</text:p>
          </table:table-cell>
          <table:table-cell office:value-type="float" office:value="6.9" table:style-name="ce19">
            <text:p>6.90</text:p>
          </table:table-cell>
          <table:table-cell office:value-type="float" office:value="1029510" table:style-name="ce18">
            <text:p>1,029,510</text:p>
          </table:table-cell>
          <table:table-cell office:value-type="float" office:value="521731" table:style-name="ce18">
            <text:p>521,731</text:p>
          </table:table-cell>
          <table:table-cell office:value-type="float" office:value="507779" table:style-name="ce18">
            <text:p>507,779</text:p>
          </table:table-cell>
          <table:table-cell office:value-type="float" office:value="80.06" table:style-name="ce19">
            <text:p>80.06</text:p>
          </table:table-cell>
          <table:table-cell office:value-type="float" office:value="184813" table:style-name="ce18">
            <text:p>184,813</text:p>
          </table:table-cell>
          <table:table-cell office:value-type="float" office:value="85023" table:style-name="ce18">
            <text:p>85,023</text:p>
          </table:table-cell>
          <table:table-cell office:value-type="float" office:value="99790" table:style-name="ce18">
            <text:p>99,790</text:p>
          </table:table-cell>
          <table:table-cell office:value-type="float" office:value="14.37" table:style-name="ce17">
            <text:p>14.3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4098" table:style-name="ce18">
            <text:p>504,098</text:p>
          </table:table-cell>
          <table:table-cell office:value-type="float" office:value="258365" table:style-name="ce18">
            <text:p>258,365</text:p>
          </table:table-cell>
          <table:table-cell office:value-type="float" office:value="245733" table:style-name="ce18">
            <text:p>245,733</text:p>
          </table:table-cell>
          <table:table-cell office:value-type="float" office:value="16843" table:style-name="ce18">
            <text:p>16,843</text:p>
          </table:table-cell>
          <table:table-cell office:value-type="float" office:value="8749" table:style-name="ce18">
            <text:p>8,749</text:p>
          </table:table-cell>
          <table:table-cell office:value-type="float" office:value="8094" table:style-name="ce18">
            <text:p>8,094</text:p>
          </table:table-cell>
          <table:table-cell office:value-type="float" office:value="3.34" table:style-name="ce19">
            <text:p>3.34</text:p>
          </table:table-cell>
          <table:table-cell office:value-type="float" office:value="23565" table:style-name="ce18">
            <text:p>23,565</text:p>
          </table:table-cell>
          <table:table-cell office:value-type="float" office:value="12234" table:style-name="ce18">
            <text:p>12,234</text:p>
          </table:table-cell>
          <table:table-cell office:value-type="float" office:value="11331" table:style-name="ce18">
            <text:p>11,331</text:p>
          </table:table-cell>
          <table:table-cell office:value-type="float" office:value="4.67" table:style-name="ce19">
            <text:p>4.67</text:p>
          </table:table-cell>
          <table:table-cell office:value-type="float" office:value="42999" table:style-name="ce18">
            <text:p>42,999</text:p>
          </table:table-cell>
          <table:table-cell office:value-type="float" office:value="22312" table:style-name="ce18">
            <text:p>22,312</text:p>
          </table:table-cell>
          <table:table-cell office:value-type="float" office:value="20687" table:style-name="ce18">
            <text:p>20,687</text:p>
          </table:table-cell>
          <table:table-cell office:value-type="float" office:value="8.5299999999999994" table:style-name="ce19">
            <text:p>8.53</text:p>
          </table:table-cell>
          <table:table-cell office:value-type="float" office:value="47615" table:style-name="ce18">
            <text:p>47,615</text:p>
          </table:table-cell>
          <table:table-cell office:value-type="float" office:value="24715" table:style-name="ce18">
            <text:p>24,715</text:p>
          </table:table-cell>
          <table:table-cell office:value-type="float" office:value="22900" table:style-name="ce18">
            <text:p>22,900</text:p>
          </table:table-cell>
          <table:table-cell office:value-type="float" office:value="9.4499999999999993" table:style-name="ce19">
            <text:p>9.45</text:p>
          </table:table-cell>
          <table:table-cell office:value-type="float" office:value="32953" table:style-name="ce18">
            <text:p>32,953</text:p>
          </table:table-cell>
          <table:table-cell office:value-type="float" office:value="17201" table:style-name="ce18">
            <text:p>17,201</text:p>
          </table:table-cell>
          <table:table-cell office:value-type="float" office:value="15752" table:style-name="ce18">
            <text:p>15,752</text:p>
          </table:table-cell>
          <table:table-cell office:value-type="float" office:value="6.54" table:style-name="ce19">
            <text:p>6.54</text:p>
          </table:table-cell>
          <table:table-cell office:value-type="float" office:value="415093" table:style-name="ce18">
            <text:p>415,093</text:p>
          </table:table-cell>
          <table:table-cell office:value-type="float" office:value="212106" table:style-name="ce18">
            <text:p>212,106</text:p>
          </table:table-cell>
          <table:table-cell office:value-type="float" office:value="202987" table:style-name="ce18">
            <text:p>202,987</text:p>
          </table:table-cell>
          <table:table-cell office:value-type="float" office:value="82.34" table:style-name="ce19">
            <text:p>82.34</text:p>
          </table:table-cell>
          <table:table-cell office:value-type="float" office:value="80948" table:style-name="ce18">
            <text:p>80,948</text:p>
          </table:table-cell>
          <table:table-cell office:value-type="float" office:value="37809" table:style-name="ce18">
            <text:p>37,809</text:p>
          </table:table-cell>
          <table:table-cell office:value-type="float" office:value="43139" table:style-name="ce18">
            <text:p>43,139</text:p>
          </table:table-cell>
          <table:table-cell office:value-type="float" office:value="16.059999999999999" table:style-name="ce17">
            <text:p>16.0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3525" table:style-name="ce18">
            <text:p>693,525</text:p>
          </table:table-cell>
          <table:table-cell office:value-type="float" office:value="360118" table:style-name="ce18">
            <text:p>360,118</text:p>
          </table:table-cell>
          <table:table-cell office:value-type="float" office:value="333407" table:style-name="ce18">
            <text:p>333,407</text:p>
          </table:table-cell>
          <table:table-cell office:value-type="float" office:value="24796" table:style-name="ce18">
            <text:p>24,796</text:p>
          </table:table-cell>
          <table:table-cell office:value-type="float" office:value="12778" table:style-name="ce18">
            <text:p>12,778</text:p>
          </table:table-cell>
          <table:table-cell office:value-type="float" office:value="12018" table:style-name="ce18">
            <text:p>12,018</text:p>
          </table:table-cell>
          <table:table-cell office:value-type="float" office:value="3.58" table:style-name="ce19">
            <text:p>3.58</text:p>
          </table:table-cell>
          <table:table-cell office:value-type="float" office:value="34304" table:style-name="ce18">
            <text:p>34,304</text:p>
          </table:table-cell>
          <table:table-cell office:value-type="float" office:value="17732" table:style-name="ce18">
            <text:p>17,732</text:p>
          </table:table-cell>
          <table:table-cell office:value-type="float" office:value="16572" table:style-name="ce18">
            <text:p>16,572</text:p>
          </table:table-cell>
          <table:table-cell office:value-type="float" office:value="4.95" table:style-name="ce19">
            <text:p>4.95</text:p>
          </table:table-cell>
          <table:table-cell office:value-type="float" office:value="62723" table:style-name="ce18">
            <text:p>62,723</text:p>
          </table:table-cell>
          <table:table-cell office:value-type="float" office:value="32751" table:style-name="ce18">
            <text:p>32,751</text:p>
          </table:table-cell>
          <table:table-cell office:value-type="float" office:value="29972" table:style-name="ce18">
            <text:p>29,972</text:p>
          </table:table-cell>
          <table:table-cell office:value-type="float" office:value="9.0399999999999991" table:style-name="ce19">
            <text:p>9.04</text:p>
          </table:table-cell>
          <table:table-cell office:value-type="float" office:value="69232" table:style-name="ce18">
            <text:p>69,232</text:p>
          </table:table-cell>
          <table:table-cell office:value-type="float" office:value="36177" table:style-name="ce18">
            <text:p>36,177</text:p>
          </table:table-cell>
          <table:table-cell office:value-type="float" office:value="33055" table:style-name="ce18">
            <text:p>33,055</text:p>
          </table:table-cell>
          <table:table-cell office:value-type="float" office:value="9.98" table:style-name="ce19">
            <text:p>9.98</text:p>
          </table:table-cell>
          <table:table-cell office:value-type="float" office:value="46665" table:style-name="ce18">
            <text:p>46,665</text:p>
          </table:table-cell>
          <table:table-cell office:value-type="float" office:value="24568" table:style-name="ce18">
            <text:p>24,568</text:p>
          </table:table-cell>
          <table:table-cell office:value-type="float" office:value="22097" table:style-name="ce18">
            <text:p>22,097</text:p>
          </table:table-cell>
          <table:table-cell office:value-type="float" office:value="6.73" table:style-name="ce19">
            <text:p>6.73</text:p>
          </table:table-cell>
          <table:table-cell office:value-type="float" office:value="566558" table:style-name="ce18">
            <text:p>566,558</text:p>
          </table:table-cell>
          <table:table-cell office:value-type="float" office:value="293553" table:style-name="ce18">
            <text:p>293,553</text:p>
          </table:table-cell>
          <table:table-cell office:value-type="float" office:value="273005" table:style-name="ce18">
            <text:p>273,005</text:p>
          </table:table-cell>
          <table:table-cell office:value-type="float" office:value="81.69" table:style-name="ce19">
            <text:p>81.69</text:p>
          </table:table-cell>
          <table:table-cell office:value-type="float" office:value="119411" table:style-name="ce18">
            <text:p>119,411</text:p>
          </table:table-cell>
          <table:table-cell office:value-type="float" office:value="54297" table:style-name="ce18">
            <text:p>54,297</text:p>
          </table:table-cell>
          <table:table-cell office:value-type="float" office:value="65114" table:style-name="ce18">
            <text:p>65,114</text:p>
          </table:table-cell>
          <table:table-cell office:value-type="float" office:value="17.22" table:style-name="ce17">
            <text:p>17.2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4134" table:style-name="ce18">
            <text:p>514,134</text:p>
          </table:table-cell>
          <table:table-cell office:value-type="float" office:value="267511" table:style-name="ce18">
            <text:p>267,511</text:p>
          </table:table-cell>
          <table:table-cell office:value-type="float" office:value="246623" table:style-name="ce18">
            <text:p>246,623</text:p>
          </table:table-cell>
          <table:table-cell office:value-type="float" office:value="15011" table:style-name="ce18">
            <text:p>15,011</text:p>
          </table:table-cell>
          <table:table-cell office:value-type="float" office:value="7860" table:style-name="ce18">
            <text:p>7,860</text:p>
          </table:table-cell>
          <table:table-cell office:value-type="float" office:value="7151" table:style-name="ce18">
            <text:p>7,151</text:p>
          </table:table-cell>
          <table:table-cell office:value-type="float" office:value="2.92" table:style-name="ce19">
            <text:p>2.92</text:p>
          </table:table-cell>
          <table:table-cell office:value-type="float" office:value="20673" table:style-name="ce18">
            <text:p>20,673</text:p>
          </table:table-cell>
          <table:table-cell office:value-type="float" office:value="10774" table:style-name="ce18">
            <text:p>10,774</text:p>
          </table:table-cell>
          <table:table-cell office:value-type="float" office:value="9899" table:style-name="ce18">
            <text:p>9,899</text:p>
          </table:table-cell>
          <table:table-cell office:value-type="float" office:value="4.0199999999999996" table:style-name="ce19">
            <text:p>4.02</text:p>
          </table:table-cell>
          <table:table-cell office:value-type="float" office:value="38245" table:style-name="ce18">
            <text:p>38,245</text:p>
          </table:table-cell>
          <table:table-cell office:value-type="float" office:value="20011" table:style-name="ce18">
            <text:p>20,011</text:p>
          </table:table-cell>
          <table:table-cell office:value-type="float" office:value="18234" table:style-name="ce18">
            <text:p>18,234</text:p>
          </table:table-cell>
          <table:table-cell office:value-type="float" office:value="7.44" table:style-name="ce19">
            <text:p>7.44</text:p>
          </table:table-cell>
          <table:table-cell office:value-type="float" office:value="42284" table:style-name="ce18">
            <text:p>42,284</text:p>
          </table:table-cell>
          <table:table-cell office:value-type="float" office:value="22131" table:style-name="ce18">
            <text:p>22,131</text:p>
          </table:table-cell>
          <table:table-cell office:value-type="float" office:value="20153" table:style-name="ce18">
            <text:p>20,153</text:p>
          </table:table-cell>
          <table:table-cell office:value-type="float" office:value="8.2200000000000006" table:style-name="ce19">
            <text:p>8.22</text:p>
          </table:table-cell>
          <table:table-cell office:value-type="float" office:value="31967" table:style-name="ce18">
            <text:p>31,967</text:p>
          </table:table-cell>
          <table:table-cell office:value-type="float" office:value="16825" table:style-name="ce18">
            <text:p>16,825</text:p>
          </table:table-cell>
          <table:table-cell office:value-type="float" office:value="15142" table:style-name="ce18">
            <text:p>15,142</text:p>
          </table:table-cell>
          <table:table-cell office:value-type="float" office:value="6.22" table:style-name="ce19">
            <text:p>6.22</text:p>
          </table:table-cell>
          <table:table-cell office:value-type="float" office:value="430883" table:style-name="ce18">
            <text:p>430,883</text:p>
          </table:table-cell>
          <table:table-cell office:value-type="float" office:value="223842" table:style-name="ce18">
            <text:p>223,842</text:p>
          </table:table-cell>
          <table:table-cell office:value-type="float" office:value="207041" table:style-name="ce18">
            <text:p>207,041</text:p>
          </table:table-cell>
          <table:table-cell office:value-type="float" office:value="83.81" table:style-name="ce19">
            <text:p>83.81</text:p>
          </table:table-cell>
          <table:table-cell office:value-type="float" office:value="92921" table:style-name="ce18">
            <text:p>92,921</text:p>
          </table:table-cell>
          <table:table-cell office:value-type="float" office:value="42463" table:style-name="ce18">
            <text:p>42,463</text:p>
          </table:table-cell>
          <table:table-cell office:value-type="float" office:value="50458" table:style-name="ce18">
            <text:p>50,458</text:p>
          </table:table-cell>
          <table:table-cell office:value-type="float" office:value="18.07" table:style-name="ce17">
            <text:p>18.07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4191" table:style-name="ce18">
            <text:p>834,191</text:p>
          </table:table-cell>
          <table:table-cell office:value-type="float" office:value="426839" table:style-name="ce18">
            <text:p>426,839</text:p>
          </table:table-cell>
          <table:table-cell office:value-type="float" office:value="407352" table:style-name="ce18">
            <text:p>407,352</text:p>
          </table:table-cell>
          <table:table-cell office:value-type="float" office:value="27551" table:style-name="ce18">
            <text:p>27,551</text:p>
          </table:table-cell>
          <table:table-cell office:value-type="float" office:value="14426" table:style-name="ce18">
            <text:p>14,426</text:p>
          </table:table-cell>
          <table:table-cell office:value-type="float" office:value="13125" table:style-name="ce18">
            <text:p>13,125</text:p>
          </table:table-cell>
          <table:table-cell office:value-type="float" office:value="3.3" table:style-name="ce19">
            <text:p>3.30</text:p>
          </table:table-cell>
          <table:table-cell office:value-type="float" office:value="38275" table:style-name="ce18">
            <text:p>38,275</text:p>
          </table:table-cell>
          <table:table-cell office:value-type="float" office:value="20059" table:style-name="ce18">
            <text:p>20,059</text:p>
          </table:table-cell>
          <table:table-cell office:value-type="float" office:value="18216" table:style-name="ce18">
            <text:p>18,216</text:p>
          </table:table-cell>
          <table:table-cell office:value-type="float" office:value="4.59" table:style-name="ce19">
            <text:p>4.59</text:p>
          </table:table-cell>
          <table:table-cell office:value-type="float" office:value="69695" table:style-name="ce18">
            <text:p>69,695</text:p>
          </table:table-cell>
          <table:table-cell office:value-type="float" office:value="36510" table:style-name="ce18">
            <text:p>36,510</text:p>
          </table:table-cell>
          <table:table-cell office:value-type="float" office:value="33185" table:style-name="ce18">
            <text:p>33,185</text:p>
          </table:table-cell>
          <table:table-cell office:value-type="float" office:value="8.35" table:style-name="ce19">
            <text:p>8.35</text:p>
          </table:table-cell>
          <table:table-cell office:value-type="float" office:value="77048" table:style-name="ce18">
            <text:p>77,048</text:p>
          </table:table-cell>
          <table:table-cell office:value-type="float" office:value="40336" table:style-name="ce18">
            <text:p>40,336</text:p>
          </table:table-cell>
          <table:table-cell office:value-type="float" office:value="36712" table:style-name="ce18">
            <text:p>36,712</text:p>
          </table:table-cell>
          <table:table-cell office:value-type="float" office:value="9.24" table:style-name="ce19">
            <text:p>9.24</text:p>
          </table:table-cell>
          <table:table-cell office:value-type="float" office:value="52089" table:style-name="ce18">
            <text:p>52,089</text:p>
          </table:table-cell>
          <table:table-cell office:value-type="float" office:value="27218" table:style-name="ce18">
            <text:p>27,218</text:p>
          </table:table-cell>
          <table:table-cell office:value-type="float" office:value="24871" table:style-name="ce18">
            <text:p>24,871</text:p>
          </table:table-cell>
          <table:table-cell office:value-type="float" office:value="6.24" table:style-name="ce19">
            <text:p>6.24</text:p>
          </table:table-cell>
          <table:table-cell office:value-type="float" office:value="691152" table:style-name="ce18">
            <text:p>691,152</text:p>
          </table:table-cell>
          <table:table-cell office:value-type="float" office:value="352025" table:style-name="ce18">
            <text:p>352,025</text:p>
          </table:table-cell>
          <table:table-cell office:value-type="float" office:value="339127" table:style-name="ce18">
            <text:p>339,127</text:p>
          </table:table-cell>
          <table:table-cell office:value-type="float" office:value="82.85" table:style-name="ce19">
            <text:p>82.85</text:p>
          </table:table-cell>
          <table:table-cell office:value-type="float" office:value="128346" table:style-name="ce18">
            <text:p>128,346</text:p>
          </table:table-cell>
          <table:table-cell office:value-type="float" office:value="60496" table:style-name="ce18">
            <text:p>60,496</text:p>
          </table:table-cell>
          <table:table-cell office:value-type="float" office:value="67850" table:style-name="ce18">
            <text:p>67,850</text:p>
          </table:table-cell>
          <table:table-cell office:value-type="float" office:value="15.39" table:style-name="ce17">
            <text:p>15.3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0465" table:style-name="ce18">
            <text:p>220,465</text:p>
          </table:table-cell>
          <table:table-cell office:value-type="float" office:value="113979" table:style-name="ce18">
            <text:p>113,979</text:p>
          </table:table-cell>
          <table:table-cell office:value-type="float" office:value="106486" table:style-name="ce18">
            <text:p>106,486</text:p>
          </table:table-cell>
          <table:table-cell office:value-type="float" office:value="8178" table:style-name="ce18">
            <text:p>8,178</text:p>
          </table:table-cell>
          <table:table-cell office:value-type="float" office:value="4268" table:style-name="ce18">
            <text:p>4,268</text:p>
          </table:table-cell>
          <table:table-cell office:value-type="float" office:value="3910" table:style-name="ce18">
            <text:p>3,910</text:p>
          </table:table-cell>
          <table:table-cell office:value-type="float" office:value="3.71" table:style-name="ce19">
            <text:p>3.71</text:p>
          </table:table-cell>
          <table:table-cell office:value-type="float" office:value="11396" table:style-name="ce18">
            <text:p>11,396</text:p>
          </table:table-cell>
          <table:table-cell office:value-type="float" office:value="5936" table:style-name="ce18">
            <text:p>5,936</text:p>
          </table:table-cell>
          <table:table-cell office:value-type="float" office:value="5460" table:style-name="ce18">
            <text:p>5,460</text:p>
          </table:table-cell>
          <table:table-cell office:value-type="float" office:value="5.17" table:style-name="ce19">
            <text:p>5.17</text:p>
          </table:table-cell>
          <table:table-cell office:value-type="float" office:value="20571" table:style-name="ce18">
            <text:p>20,571</text:p>
          </table:table-cell>
          <table:table-cell office:value-type="float" office:value="10774" table:style-name="ce18">
            <text:p>10,774</text:p>
          </table:table-cell>
          <table:table-cell office:value-type="float" office:value="9797" table:style-name="ce18">
            <text:p>9,797</text:p>
          </table:table-cell>
          <table:table-cell office:value-type="float" office:value="9.33" table:style-name="ce19">
            <text:p>9.33</text:p>
          </table:table-cell>
          <table:table-cell office:value-type="float" office:value="22620" table:style-name="ce18">
            <text:p>22,620</text:p>
          </table:table-cell>
          <table:table-cell office:value-type="float" office:value="11861" table:style-name="ce18">
            <text:p>11,861</text:p>
          </table:table-cell>
          <table:table-cell office:value-type="float" office:value="10759" table:style-name="ce18">
            <text:p>10,759</text:p>
          </table:table-cell>
          <table:table-cell office:value-type="float" office:value="10.26" table:style-name="ce19">
            <text:p>10.26</text:p>
          </table:table-cell>
          <table:table-cell office:value-type="float" office:value="14479" table:style-name="ce18">
            <text:p>14,479</text:p>
          </table:table-cell>
          <table:table-cell office:value-type="float" office:value="7596" table:style-name="ce18">
            <text:p>7,596</text:p>
          </table:table-cell>
          <table:table-cell office:value-type="float" office:value="6883" table:style-name="ce18">
            <text:p>6,883</text:p>
          </table:table-cell>
          <table:table-cell office:value-type="float" office:value="6.57" table:style-name="ce19">
            <text:p>6.57</text:p>
          </table:table-cell>
          <table:table-cell office:value-type="float" office:value="179756" table:style-name="ce18">
            <text:p>179,756</text:p>
          </table:table-cell>
          <table:table-cell office:value-type="float" office:value="92691" table:style-name="ce18">
            <text:p>92,691</text:p>
          </table:table-cell>
          <table:table-cell office:value-type="float" office:value="87065" table:style-name="ce18">
            <text:p>87,065</text:p>
          </table:table-cell>
          <table:table-cell office:value-type="float" office:value="81.53" table:style-name="ce19">
            <text:p>81.53</text:p>
          </table:table-cell>
          <table:table-cell office:value-type="float" office:value="33433" table:style-name="ce18">
            <text:p>33,433</text:p>
          </table:table-cell>
          <table:table-cell office:value-type="float" office:value="15342" table:style-name="ce18">
            <text:p>15,342</text:p>
          </table:table-cell>
          <table:table-cell office:value-type="float" office:value="18091" table:style-name="ce18">
            <text:p>18,091</text:p>
          </table:table-cell>
          <table:table-cell office:value-type="float" office:value="15.16" table:style-name="ce17">
            <text:p>15.1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0484" table:style-name="ce18">
            <text:p>330,484</text:p>
          </table:table-cell>
          <table:table-cell office:value-type="float" office:value="168045" table:style-name="ce18">
            <text:p>168,045</text:p>
          </table:table-cell>
          <table:table-cell office:value-type="float" office:value="162439" table:style-name="ce18">
            <text:p>162,439</text:p>
          </table:table-cell>
          <table:table-cell office:value-type="float" office:value="13167" table:style-name="ce18">
            <text:p>13,167</text:p>
          </table:table-cell>
          <table:table-cell office:value-type="float" office:value="6835" table:style-name="ce18">
            <text:p>6,835</text:p>
          </table:table-cell>
          <table:table-cell office:value-type="float" office:value="6332" table:style-name="ce18">
            <text:p>6,332</text:p>
          </table:table-cell>
          <table:table-cell office:value-type="float" office:value="3.98" table:style-name="ce19">
            <text:p>3.98</text:p>
          </table:table-cell>
          <table:table-cell office:value-type="float" office:value="18133" table:style-name="ce18">
            <text:p>18,133</text:p>
          </table:table-cell>
          <table:table-cell office:value-type="float" office:value="9472" table:style-name="ce18">
            <text:p>9,472</text:p>
          </table:table-cell>
          <table:table-cell office:value-type="float" office:value="8661" table:style-name="ce18">
            <text:p>8,661</text:p>
          </table:table-cell>
          <table:table-cell office:value-type="float" office:value="5.49" table:style-name="ce19">
            <text:p>5.49</text:p>
          </table:table-cell>
          <table:table-cell office:value-type="float" office:value="31453" table:style-name="ce18">
            <text:p>31,453</text:p>
          </table:table-cell>
          <table:table-cell office:value-type="float" office:value="16455" table:style-name="ce18">
            <text:p>16,455</text:p>
          </table:table-cell>
          <table:table-cell office:value-type="float" office:value="14998" table:style-name="ce18">
            <text:p>14,998</text:p>
          </table:table-cell>
          <table:table-cell office:value-type="float" office:value="9.52" table:style-name="ce19">
            <text:p>9.52</text:p>
          </table:table-cell>
          <table:table-cell office:value-type="float" office:value="34482" table:style-name="ce18">
            <text:p>34,482</text:p>
          </table:table-cell>
          <table:table-cell office:value-type="float" office:value="18010" table:style-name="ce18">
            <text:p>18,010</text:p>
          </table:table-cell>
          <table:table-cell office:value-type="float" office:value="16472" table:style-name="ce18">
            <text:p>16,472</text:p>
          </table:table-cell>
          <table:table-cell office:value-type="float" office:value="10.43" table:style-name="ce19">
            <text:p>10.43</text:p>
          </table:table-cell>
          <table:table-cell office:value-type="float" office:value="21187" table:style-name="ce18">
            <text:p>21,187</text:p>
          </table:table-cell>
          <table:table-cell office:value-type="float" office:value="11047" table:style-name="ce18">
            <text:p>11,047</text:p>
          </table:table-cell>
          <table:table-cell office:value-type="float" office:value="10140" table:style-name="ce18">
            <text:p>10,140</text:p>
          </table:table-cell>
          <table:table-cell office:value-type="float" office:value="6.41" table:style-name="ce19">
            <text:p>6.41</text:p>
          </table:table-cell>
          <table:table-cell office:value-type="float" office:value="269452" table:style-name="ce18">
            <text:p>269,452</text:p>
          </table:table-cell>
          <table:table-cell office:value-type="float" office:value="136113" table:style-name="ce18">
            <text:p>136,113</text:p>
          </table:table-cell>
          <table:table-cell office:value-type="float" office:value="133339" table:style-name="ce18">
            <text:p>133,339</text:p>
          </table:table-cell>
          <table:table-cell office:value-type="float" office:value="81.53" table:style-name="ce19">
            <text:p>81.53</text:p>
          </table:table-cell>
          <table:table-cell office:value-type="float" office:value="49175" table:style-name="ce18">
            <text:p>49,175</text:p>
          </table:table-cell>
          <table:table-cell office:value-type="float" office:value="22834" table:style-name="ce18">
            <text:p>22,834</text:p>
          </table:table-cell>
          <table:table-cell office:value-type="float" office:value="26341" table:style-name="ce18">
            <text:p>26,341</text:p>
          </table:table-cell>
          <table:table-cell office:value-type="float" office:value="14.88" table:style-name="ce17">
            <text:p>14.8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3343" table:style-name="ce18">
            <text:p>103,343</text:p>
          </table:table-cell>
          <table:table-cell office:value-type="float" office:value="53217" table:style-name="ce18">
            <text:p>53,217</text:p>
          </table:table-cell>
          <table:table-cell office:value-type="float" office:value="50126" table:style-name="ce18">
            <text:p>50,126</text:p>
          </table:table-cell>
          <table:table-cell office:value-type="float" office:value="4387" table:style-name="ce18">
            <text:p>4,387</text:p>
          </table:table-cell>
          <table:table-cell office:value-type="float" office:value="2321" table:style-name="ce18">
            <text:p>2,321</text:p>
          </table:table-cell>
          <table:table-cell office:value-type="float" office:value="2066" table:style-name="ce18">
            <text:p>2,066</text:p>
          </table:table-cell>
          <table:table-cell office:value-type="float" office:value="4.25" table:style-name="ce19">
            <text:p>4.25</text:p>
          </table:table-cell>
          <table:table-cell office:value-type="float" office:value="5585" table:style-name="ce18">
            <text:p>5,585</text:p>
          </table:table-cell>
          <table:table-cell office:value-type="float" office:value="2945" table:style-name="ce18">
            <text:p>2,945</text:p>
          </table:table-cell>
          <table:table-cell office:value-type="float" office:value="2640" table:style-name="ce18">
            <text:p>2,640</text:p>
          </table:table-cell>
          <table:table-cell office:value-type="float" office:value="5.4" table:style-name="ce19">
            <text:p>5.40</text:p>
          </table:table-cell>
          <table:table-cell office:value-type="float" office:value="8897" table:style-name="ce18">
            <text:p>8,897</text:p>
          </table:table-cell>
          <table:table-cell office:value-type="float" office:value="4656" table:style-name="ce18">
            <text:p>4,656</text:p>
          </table:table-cell>
          <table:table-cell office:value-type="float" office:value="4241" table:style-name="ce18">
            <text:p>4,241</text:p>
          </table:table-cell>
          <table:table-cell office:value-type="float" office:value="8.61" table:style-name="ce19">
            <text:p>8.61</text:p>
          </table:table-cell>
          <table:table-cell office:value-type="float" office:value="9676" table:style-name="ce18">
            <text:p>9,676</text:p>
          </table:table-cell>
          <table:table-cell office:value-type="float" office:value="5055" table:style-name="ce18">
            <text:p>5,055</text:p>
          </table:table-cell>
          <table:table-cell office:value-type="float" office:value="4621" table:style-name="ce18">
            <text:p>4,621</text:p>
          </table:table-cell>
          <table:table-cell office:value-type="float" office:value="9.36" table:style-name="ce19">
            <text:p>9.36</text:p>
          </table:table-cell>
          <table:table-cell office:value-type="float" office:value="5722" table:style-name="ce18">
            <text:p>5,722</text:p>
          </table:table-cell>
          <table:table-cell office:value-type="float" office:value="3022" table:style-name="ce18">
            <text:p>3,022</text:p>
          </table:table-cell>
          <table:table-cell office:value-type="float" office:value="2700" table:style-name="ce18">
            <text:p>2,700</text:p>
          </table:table-cell>
          <table:table-cell office:value-type="float" office:value="5.54" table:style-name="ce19">
            <text:p>5.54</text:p>
          </table:table-cell>
          <table:table-cell office:value-type="float" office:value="85702" table:style-name="ce18">
            <text:p>85,702</text:p>
          </table:table-cell>
          <table:table-cell office:value-type="float" office:value="43951" table:style-name="ce18">
            <text:p>43,951</text:p>
          </table:table-cell>
          <table:table-cell office:value-type="float" office:value="41751" table:style-name="ce18">
            <text:p>41,751</text:p>
          </table:table-cell>
          <table:table-cell office:value-type="float" office:value="82.93" table:style-name="ce19">
            <text:p>82.93</text:p>
          </table:table-cell>
          <table:table-cell office:value-type="float" office:value="15726" table:style-name="ce18">
            <text:p>15,726</text:p>
          </table:table-cell>
          <table:table-cell office:value-type="float" office:value="7267" table:style-name="ce18">
            <text:p>7,267</text:p>
          </table:table-cell>
          <table:table-cell office:value-type="float" office:value="8459" table:style-name="ce18">
            <text:p>8,459</text:p>
          </table:table-cell>
          <table:table-cell office:value-type="float" office:value="15.22" table:style-name="ce17">
            <text:p>15.22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973" table:style-name="ce18">
            <text:p>371,973</text:p>
          </table:table-cell>
          <table:table-cell office:value-type="float" office:value="186382" table:style-name="ce18">
            <text:p>186,382</text:p>
          </table:table-cell>
          <table:table-cell office:value-type="float" office:value="185591" table:style-name="ce18">
            <text:p>185,591</text:p>
          </table:table-cell>
          <table:table-cell office:value-type="float" office:value="11756" table:style-name="ce18">
            <text:p>11,756</text:p>
          </table:table-cell>
          <table:table-cell office:value-type="float" office:value="6039" table:style-name="ce18">
            <text:p>6,039</text:p>
          </table:table-cell>
          <table:table-cell office:value-type="float" office:value="5717" table:style-name="ce18">
            <text:p>5,717</text:p>
          </table:table-cell>
          <table:table-cell office:value-type="float" office:value="3.16" table:style-name="ce19">
            <text:p>3.16</text:p>
          </table:table-cell>
          <table:table-cell office:value-type="float" office:value="16497" table:style-name="ce18">
            <text:p>16,497</text:p>
          </table:table-cell>
          <table:table-cell office:value-type="float" office:value="8490" table:style-name="ce18">
            <text:p>8,490</text:p>
          </table:table-cell>
          <table:table-cell office:value-type="float" office:value="8007" table:style-name="ce18">
            <text:p>8,007</text:p>
          </table:table-cell>
          <table:table-cell office:value-type="float" office:value="4.43" table:style-name="ce19">
            <text:p>4.43</text:p>
          </table:table-cell>
          <table:table-cell office:value-type="float" office:value="30492" table:style-name="ce18">
            <text:p>30,492</text:p>
          </table:table-cell>
          <table:table-cell office:value-type="float" office:value="15731" table:style-name="ce18">
            <text:p>15,731</text:p>
          </table:table-cell>
          <table:table-cell office:value-type="float" office:value="14761" table:style-name="ce18">
            <text:p>14,761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33626" table:style-name="ce18">
            <text:p>33,626</text:p>
          </table:table-cell>
          <table:table-cell office:value-type="float" office:value="17398" table:style-name="ce18">
            <text:p>17,398</text:p>
          </table:table-cell>
          <table:table-cell office:value-type="float" office:value="16228" table:style-name="ce18">
            <text:p>16,228</text:p>
          </table:table-cell>
          <table:table-cell office:value-type="float" office:value="9.0399999999999991" table:style-name="ce19">
            <text:p>9.04</text:p>
          </table:table-cell>
          <table:table-cell office:value-type="float" office:value="22921" table:style-name="ce18">
            <text:p>22,921</text:p>
          </table:table-cell>
          <table:table-cell office:value-type="float" office:value="12056" table:style-name="ce18">
            <text:p>12,056</text:p>
          </table:table-cell>
          <table:table-cell office:value-type="float" office:value="10865" table:style-name="ce18">
            <text:p>10,865</text:p>
          </table:table-cell>
          <table:table-cell office:value-type="float" office:value="6.16" table:style-name="ce19">
            <text:p>6.16</text:p>
          </table:table-cell>
          <table:table-cell office:value-type="float" office:value="309238" table:style-name="ce18">
            <text:p>309,238</text:p>
          </table:table-cell>
          <table:table-cell office:value-type="float" office:value="153781" table:style-name="ce18">
            <text:p>153,781</text:p>
          </table:table-cell>
          <table:table-cell office:value-type="float" office:value="155457" table:style-name="ce18">
            <text:p>155,457</text:p>
          </table:table-cell>
          <table:table-cell office:value-type="float" office:value="83.13" table:style-name="ce19">
            <text:p>83.13</text:p>
          </table:table-cell>
          <table:table-cell office:value-type="float" office:value="52770" table:style-name="ce18">
            <text:p>52,770</text:p>
          </table:table-cell>
          <table:table-cell office:value-type="float" office:value="24047" table:style-name="ce18">
            <text:p>24,047</text:p>
          </table:table-cell>
          <table:table-cell office:value-type="float" office:value="28723" table:style-name="ce18">
            <text:p>28,723</text:p>
          </table:table-cell>
          <table:table-cell office:value-type="float" office:value="14.19" table:style-name="ce17">
            <text:p>14.1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8322" table:style-name="ce18">
            <text:p>438,322</text:p>
          </table:table-cell>
          <table:table-cell office:value-type="float" office:value="216616" table:style-name="ce18">
            <text:p>216,616</text:p>
          </table:table-cell>
          <table:table-cell office:value-type="float" office:value="221706" table:style-name="ce18">
            <text:p>221,706</text:p>
          </table:table-cell>
          <table:table-cell office:value-type="float" office:value="25809" table:style-name="ce18">
            <text:p>25,809</text:p>
          </table:table-cell>
          <table:table-cell office:value-type="float" office:value="13297" table:style-name="ce18">
            <text:p>13,297</text:p>
          </table:table-cell>
          <table:table-cell office:value-type="float" office:value="12512" table:style-name="ce18">
            <text:p>12,512</text:p>
          </table:table-cell>
          <table:table-cell office:value-type="float" office:value="5.89" table:style-name="ce19">
            <text:p>5.89</text:p>
          </table:table-cell>
          <table:table-cell office:value-type="float" office:value="35884" table:style-name="ce18">
            <text:p>35,884</text:p>
          </table:table-cell>
          <table:table-cell office:value-type="float" office:value="18594" table:style-name="ce18">
            <text:p>18,594</text:p>
          </table:table-cell>
          <table:table-cell office:value-type="float" office:value="17290" table:style-name="ce18">
            <text:p>17,290</text:p>
          </table:table-cell>
          <table:table-cell office:value-type="float" office:value="8.19" table:style-name="ce19">
            <text:p>8.19</text:p>
          </table:table-cell>
          <table:table-cell office:value-type="float" office:value="60980" table:style-name="ce18">
            <text:p>60,980</text:p>
          </table:table-cell>
          <table:table-cell office:value-type="float" office:value="31737" table:style-name="ce18">
            <text:p>31,737</text:p>
          </table:table-cell>
          <table:table-cell office:value-type="float" office:value="29243" table:style-name="ce18">
            <text:p>29,243</text:p>
          </table:table-cell>
          <table:table-cell office:value-type="float" office:value="13.91" table:style-name="ce19">
            <text:p>13.91</text:p>
          </table:table-cell>
          <table:table-cell office:value-type="float" office:value="66020" table:style-name="ce18">
            <text:p>66,020</text:p>
          </table:table-cell>
          <table:table-cell office:value-type="float" office:value="34353" table:style-name="ce18">
            <text:p>34,353</text:p>
          </table:table-cell>
          <table:table-cell office:value-type="float" office:value="31667" table:style-name="ce18">
            <text:p>31,667</text:p>
          </table:table-cell>
          <table:table-cell office:value-type="float" office:value="15.06" table:style-name="ce19">
            <text:p>15.06</text:p>
          </table:table-cell>
          <table:table-cell office:value-type="float" office:value="32238" table:style-name="ce18">
            <text:p>32,238</text:p>
          </table:table-cell>
          <table:table-cell office:value-type="float" office:value="16782" table:style-name="ce18">
            <text:p>16,782</text:p>
          </table:table-cell>
          <table:table-cell office:value-type="float" office:value="15456" table:style-name="ce18">
            <text:p>15,456</text:p>
          </table:table-cell>
          <table:table-cell office:value-type="float" office:value="7.35" table:style-name="ce19">
            <text:p>7.35</text:p>
          </table:table-cell>
          <table:table-cell office:value-type="float" office:value="334350" table:style-name="ce18">
            <text:p>334,350</text:p>
          </table:table-cell>
          <table:table-cell office:value-type="float" office:value="162461" table:style-name="ce18">
            <text:p>162,461</text:p>
          </table:table-cell>
          <table:table-cell office:value-type="float" office:value="171889" table:style-name="ce18">
            <text:p>171,889</text:p>
          </table:table-cell>
          <table:table-cell office:value-type="float" office:value="76.28" table:style-name="ce19">
            <text:p>76.28</text:p>
          </table:table-cell>
          <table:table-cell office:value-type="float" office:value="48925" table:style-name="ce18">
            <text:p>48,925</text:p>
          </table:table-cell>
          <table:table-cell office:value-type="float" office:value="21902" table:style-name="ce18">
            <text:p>21,902</text:p>
          </table:table-cell>
          <table:table-cell office:value-type="float" office:value="27023" table:style-name="ce18">
            <text:p>27,023</text:p>
          </table:table-cell>
          <table:table-cell office:value-type="float" office:value="11.16" table:style-name="ce17">
            <text:p>11.1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938" table:style-name="ce18">
            <text:p>269,938</text:p>
          </table:table-cell>
          <table:table-cell office:value-type="float" office:value="131390" table:style-name="ce18">
            <text:p>131,390</text:p>
          </table:table-cell>
          <table:table-cell office:value-type="float" office:value="138548" table:style-name="ce18">
            <text:p>138,548</text:p>
          </table:table-cell>
          <table:table-cell office:value-type="float" office:value="11118" table:style-name="ce18">
            <text:p>11,118</text:p>
          </table:table-cell>
          <table:table-cell office:value-type="float" office:value="5750" table:style-name="ce18">
            <text:p>5,750</text:p>
          </table:table-cell>
          <table:table-cell office:value-type="float" office:value="5368" table:style-name="ce18">
            <text:p>5,368</text:p>
          </table:table-cell>
          <table:table-cell office:value-type="float" office:value="4.12" table:style-name="ce19">
            <text:p>4.12</text:p>
          </table:table-cell>
          <table:table-cell office:value-type="float" office:value="15821" table:style-name="ce18">
            <text:p>15,821</text:p>
          </table:table-cell>
          <table:table-cell office:value-type="float" office:value="8215" table:style-name="ce18">
            <text:p>8,215</text:p>
          </table:table-cell>
          <table:table-cell office:value-type="float" office:value="7606" table:style-name="ce18">
            <text:p>7,606</text:p>
          </table:table-cell>
          <table:table-cell office:value-type="float" office:value="5.86" table:style-name="ce19">
            <text:p>5.86</text:p>
          </table:table-cell>
          <table:table-cell office:value-type="float" office:value="29025" table:style-name="ce18">
            <text:p>29,025</text:p>
          </table:table-cell>
          <table:table-cell office:value-type="float" office:value="15128" table:style-name="ce18">
            <text:p>15,128</text:p>
          </table:table-cell>
          <table:table-cell office:value-type="float" office:value="13897" table:style-name="ce18">
            <text:p>13,897</text:p>
          </table:table-cell>
          <table:table-cell office:value-type="float" office:value="10.75" table:style-name="ce19">
            <text:p>10.75</text:p>
          </table:table-cell>
          <table:table-cell office:value-type="float" office:value="32081" table:style-name="ce18">
            <text:p>32,081</text:p>
          </table:table-cell>
          <table:table-cell office:value-type="float" office:value="16767" table:style-name="ce18">
            <text:p>16,767</text:p>
          </table:table-cell>
          <table:table-cell office:value-type="float" office:value="15314" table:style-name="ce18">
            <text:p>15,314</text:p>
          </table:table-cell>
          <table:table-cell office:value-type="float" office:value="11.88" table:style-name="ce19">
            <text:p>11.88</text:p>
          </table:table-cell>
          <table:table-cell office:value-type="float" office:value="20821" table:style-name="ce18">
            <text:p>20,821</text:p>
          </table:table-cell>
          <table:table-cell office:value-type="float" office:value="10953" table:style-name="ce18">
            <text:p>10,953</text:p>
          </table:table-cell>
          <table:table-cell office:value-type="float" office:value="9868" table:style-name="ce18">
            <text:p>9,868</text:p>
          </table:table-cell>
          <table:table-cell office:value-type="float" office:value="7.71" table:style-name="ce19">
            <text:p>7.71</text:p>
          </table:table-cell>
          <table:table-cell office:value-type="float" office:value="212687" table:style-name="ce18">
            <text:p>212,687</text:p>
          </table:table-cell>
          <table:table-cell office:value-type="float" office:value="101457" table:style-name="ce18">
            <text:p>101,457</text:p>
          </table:table-cell>
          <table:table-cell office:value-type="float" office:value="111230" table:style-name="ce18">
            <text:p>111,230</text:p>
          </table:table-cell>
          <table:table-cell office:value-type="float" office:value="78.790000000000006" table:style-name="ce19">
            <text:p>78.79</text:p>
          </table:table-cell>
          <table:table-cell office:value-type="float" office:value="36822" table:style-name="ce18">
            <text:p>36,822</text:p>
          </table:table-cell>
          <table:table-cell office:value-type="float" office:value="16266" table:style-name="ce18">
            <text:p>16,266</text:p>
          </table:table-cell>
          <table:table-cell office:value-type="float" office:value="20556" table:style-name="ce18">
            <text:p>20,556</text:p>
          </table:table-cell>
          <table:table-cell office:value-type="float" office:value="13.64" table:style-name="ce17">
            <text:p>13.64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8020" table:style-name="ce18">
            <text:p>148,020</text:p>
          </table:table-cell>
          <table:table-cell office:value-type="float" office:value="74868" table:style-name="ce18">
            <text:p>74,868</text:p>
          </table:table-cell>
          <table:table-cell office:value-type="float" office:value="73152" table:style-name="ce18">
            <text:p>73,152</text:p>
          </table:table-cell>
          <table:table-cell office:value-type="float" office:value="6630" table:style-name="ce18">
            <text:p>6,630</text:p>
          </table:table-cell>
          <table:table-cell office:value-type="float" office:value="3467" table:style-name="ce18">
            <text:p>3,467</text:p>
          </table:table-cell>
          <table:table-cell office:value-type="float" office:value="3163" table:style-name="ce18">
            <text:p>3,163</text:p>
          </table:table-cell>
          <table:table-cell office:value-type="float" office:value="4.4800000000000004" table:style-name="ce19">
            <text:p>4.48</text:p>
          </table:table-cell>
          <table:table-cell office:value-type="float" office:value="8328" table:style-name="ce18">
            <text:p>8,328</text:p>
          </table:table-cell>
          <table:table-cell office:value-type="float" office:value="4349" table:style-name="ce18">
            <text:p>4,349</text:p>
          </table:table-cell>
          <table:table-cell office:value-type="float" office:value="3979" table:style-name="ce18">
            <text:p>3,979</text:p>
          </table:table-cell>
          <table:table-cell office:value-type="float" office:value="5.63" table:style-name="ce19">
            <text:p>5.63</text:p>
          </table:table-cell>
          <table:table-cell office:value-type="float" office:value="12481" table:style-name="ce18">
            <text:p>12,481</text:p>
          </table:table-cell>
          <table:table-cell office:value-type="float" office:value="6532" table:style-name="ce18">
            <text:p>6,532</text:p>
          </table:table-cell>
          <table:table-cell office:value-type="float" office:value="5949" table:style-name="ce18">
            <text:p>5,949</text:p>
          </table:table-cell>
          <table:table-cell office:value-type="float" office:value="8.43" table:style-name="ce19">
            <text:p>8.43</text:p>
          </table:table-cell>
          <table:table-cell office:value-type="float" office:value="13267" table:style-name="ce18">
            <text:p>13,267</text:p>
          </table:table-cell>
          <table:table-cell office:value-type="float" office:value="6921" table:style-name="ce18">
            <text:p>6,921</text:p>
          </table:table-cell>
          <table:table-cell office:value-type="float" office:value="6346" table:style-name="ce18">
            <text:p>6,346</text:p>
          </table:table-cell>
          <table:table-cell office:value-type="float" office:value="8.9600000000000009" table:style-name="ce19">
            <text:p>8.96</text:p>
          </table:table-cell>
          <table:table-cell office:value-type="float" office:value="6367" table:style-name="ce18">
            <text:p>6,367</text:p>
          </table:table-cell>
          <table:table-cell office:value-type="float" office:value="3316" table:style-name="ce18">
            <text:p>3,316</text:p>
          </table:table-cell>
          <table:table-cell office:value-type="float" office:value="3051" table:style-name="ce18">
            <text:p>3,051</text:p>
          </table:table-cell>
          <table:table-cell office:value-type="float" office:value="4.3" table:style-name="ce19">
            <text:p>4.30</text:p>
          </table:table-cell>
          <table:table-cell office:value-type="float" office:value="125231" table:style-name="ce18">
            <text:p>125,231</text:p>
          </table:table-cell>
          <table:table-cell office:value-type="float" office:value="63065" table:style-name="ce18">
            <text:p>63,065</text:p>
          </table:table-cell>
          <table:table-cell office:value-type="float" office:value="62166" table:style-name="ce18">
            <text:p>62,166</text:p>
          </table:table-cell>
          <table:table-cell office:value-type="float" office:value="84.6" table:style-name="ce19">
            <text:p>84.60</text:p>
          </table:table-cell>
          <table:table-cell office:value-type="float" office:value="17278" table:style-name="ce18">
            <text:p>17,278</text:p>
          </table:table-cell>
          <table:table-cell office:value-type="float" office:value="8331" table:style-name="ce18">
            <text:p>8,331</text:p>
          </table:table-cell>
          <table:table-cell office:value-type="float" office:value="8947" table:style-name="ce18">
            <text:p>8,947</text:p>
          </table:table-cell>
          <table:table-cell office:value-type="float" office:value="11.67" table:style-name="ce17">
            <text:p>11.67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5342" table:style-name="ce18">
            <text:p>135,342</text:p>
          </table:table-cell>
          <table:table-cell office:value-type="float" office:value="67643" table:style-name="ce18">
            <text:p>67,643</text:p>
          </table:table-cell>
          <table:table-cell office:value-type="float" office:value="67699" table:style-name="ce18">
            <text:p>67,699</text:p>
          </table:table-cell>
          <table:table-cell office:value-type="float" office:value="5934" table:style-name="ce18">
            <text:p>5,934</text:p>
          </table:table-cell>
          <table:table-cell office:value-type="float" office:value="3114" table:style-name="ce18">
            <text:p>3,114</text:p>
          </table:table-cell>
          <table:table-cell office:value-type="float" office:value="2820" table:style-name="ce18">
            <text:p>2,820</text:p>
          </table:table-cell>
          <table:table-cell office:value-type="float" office:value="4.38" table:style-name="ce19">
            <text:p>4.38</text:p>
          </table:table-cell>
          <table:table-cell office:value-type="float" office:value="7459" table:style-name="ce18">
            <text:p>7,459</text:p>
          </table:table-cell>
          <table:table-cell office:value-type="float" office:value="3908" table:style-name="ce18">
            <text:p>3,908</text:p>
          </table:table-cell>
          <table:table-cell office:value-type="float" office:value="3551" table:style-name="ce18">
            <text:p>3,551</text:p>
          </table:table-cell>
          <table:table-cell office:value-type="float" office:value="5.51" table:style-name="ce19">
            <text:p>5.51</text:p>
          </table:table-cell>
          <table:table-cell office:value-type="float" office:value="11161" table:style-name="ce18">
            <text:p>11,161</text:p>
          </table:table-cell>
          <table:table-cell office:value-type="float" office:value="5838" table:style-name="ce18">
            <text:p>5,838</text:p>
          </table:table-cell>
          <table:table-cell office:value-type="float" office:value="5323" table:style-name="ce18">
            <text:p>5,323</text:p>
          </table:table-cell>
          <table:table-cell office:value-type="float" office:value="8.25" table:style-name="ce19">
            <text:p>8.25</text:p>
          </table:table-cell>
          <table:table-cell office:value-type="float" office:value="11883" table:style-name="ce18">
            <text:p>11,883</text:p>
          </table:table-cell>
          <table:table-cell office:value-type="float" office:value="6193" table:style-name="ce18">
            <text:p>6,193</text:p>
          </table:table-cell>
          <table:table-cell office:value-type="float" office:value="5690" table:style-name="ce18">
            <text:p>5,690</text:p>
          </table:table-cell>
          <table:table-cell office:value-type="float" office:value="8.7799999999999994" table:style-name="ce19">
            <text:p>8.78</text:p>
          </table:table-cell>
          <table:table-cell office:value-type="float" office:value="5719" table:style-name="ce18">
            <text:p>5,719</text:p>
          </table:table-cell>
          <table:table-cell office:value-type="float" office:value="2951" table:style-name="ce18">
            <text:p>2,951</text:p>
          </table:table-cell>
          <table:table-cell office:value-type="float" office:value="2768" table:style-name="ce18">
            <text:p>2,768</text:p>
          </table:table-cell>
          <table:table-cell office:value-type="float" office:value="4.2300000000000004" table:style-name="ce19">
            <text:p>4.23</text:p>
          </table:table-cell>
          <table:table-cell office:value-type="float" office:value="114816" table:style-name="ce18">
            <text:p>114,816</text:p>
          </table:table-cell>
          <table:table-cell office:value-type="float" office:value="57060" table:style-name="ce18">
            <text:p>57,060</text:p>
          </table:table-cell>
          <table:table-cell office:value-type="float" office:value="57756" table:style-name="ce18">
            <text:p>57,756</text:p>
          </table:table-cell>
          <table:table-cell office:value-type="float" office:value="84.83" table:style-name="ce19">
            <text:p>84.83</text:p>
          </table:table-cell>
          <table:table-cell office:value-type="float" office:value="15966" table:style-name="ce18">
            <text:p>15,966</text:p>
          </table:table-cell>
          <table:table-cell office:value-type="float" office:value="7637" table:style-name="ce18">
            <text:p>7,637</text:p>
          </table:table-cell>
          <table:table-cell office:value-type="float" office:value="8329" table:style-name="ce18">
            <text:p>8,329</text:p>
          </table:table-cell>
          <table:table-cell office:value-type="float" office:value="11.8" table:style-name="ce17">
            <text:p>11.80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678" table:style-name="ce14">
            <text:p>12,678</text:p>
          </table:table-cell>
          <table:table-cell office:value-type="float" office:value="7225" table:style-name="ce14">
            <text:p>7,225</text:p>
          </table:table-cell>
          <table:table-cell office:value-type="float" office:value="5453" table:style-name="ce14">
            <text:p>5,453</text:p>
          </table:table-cell>
          <table:table-cell office:value-type="float" office:value="696" table:style-name="ce14">
            <text:p>696</text:p>
          </table:table-cell>
          <table:table-cell office:value-type="float" office:value="353" table:style-name="ce14">
            <text:p>353</text:p>
          </table:table-cell>
          <table:table-cell office:value-type="float" office:value="343" table:style-name="ce14">
            <text:p>343</text:p>
          </table:table-cell>
          <table:table-cell office:value-type="float" office:value="5.49" table:style-name="ce15">
            <text:p>5.49</text:p>
          </table:table-cell>
          <table:table-cell office:value-type="float" office:value="869" table:style-name="ce14">
            <text:p>869</text:p>
          </table:table-cell>
          <table:table-cell office:value-type="float" office:value="441" table:style-name="ce14">
            <text:p>441</text:p>
          </table:table-cell>
          <table:table-cell office:value-type="float" office:value="428" table:style-name="ce14">
            <text:p>428</text:p>
          </table:table-cell>
          <table:table-cell office:value-type="float" office:value="6.85" table:style-name="ce15">
            <text:p>6.85</text:p>
          </table:table-cell>
          <table:table-cell office:value-type="float" office:value="1320" table:style-name="ce14">
            <text:p>1,320</text:p>
          </table:table-cell>
          <table:table-cell office:value-type="float" office:value="694" table:style-name="ce14">
            <text:p>694</text:p>
          </table:table-cell>
          <table:table-cell office:value-type="float" office:value="626" table:style-name="ce14">
            <text:p>626</text:p>
          </table:table-cell>
          <table:table-cell office:value-type="float" office:value="10.41" table:style-name="ce15">
            <text:p>10.41</text:p>
          </table:table-cell>
          <table:table-cell office:value-type="float" office:value="1384" table:style-name="ce14">
            <text:p>1,384</text:p>
          </table:table-cell>
          <table:table-cell office:value-type="float" office:value="728" table:style-name="ce14">
            <text:p>728</text:p>
          </table:table-cell>
          <table:table-cell office:value-type="float" office:value="656" table:style-name="ce14">
            <text:p>656</text:p>
          </table:table-cell>
          <table:table-cell office:value-type="float" office:value="10.92" table:style-name="ce15">
            <text:p>10.92</text:p>
          </table:table-cell>
          <table:table-cell office:value-type="float" office:value="648" table:style-name="ce14">
            <text:p>648</text:p>
          </table:table-cell>
          <table:table-cell office:value-type="float" office:value="365" table:style-name="ce14">
            <text:p>365</text:p>
          </table:table-cell>
          <table:table-cell office:value-type="float" office:value="283" table:style-name="ce14">
            <text:p>283</text:p>
          </table:table-cell>
          <table:table-cell office:value-type="float" office:value="5.1100000000000003" table:style-name="ce15">
            <text:p>5.11</text:p>
          </table:table-cell>
          <table:table-cell office:value-type="float" office:value="10415" table:style-name="ce14">
            <text:p>10,415</text:p>
          </table:table-cell>
          <table:table-cell office:value-type="float" office:value="6005" table:style-name="ce14">
            <text:p>6,005</text:p>
          </table:table-cell>
          <table:table-cell office:value-type="float" office:value="4410" table:style-name="ce14">
            <text:p>4,410</text:p>
          </table:table-cell>
          <table:table-cell office:value-type="float" office:value="82.15" table:style-name="ce15">
            <text:p>82.15</text:p>
          </table:table-cell>
          <table:table-cell office:value-type="float" office:value="1312" table:style-name="ce14">
            <text:p>1,312</text:p>
          </table:table-cell>
          <table:table-cell office:value-type="float" office:value="694" table:style-name="ce14">
            <text:p>694</text:p>
          </table:table-cell>
          <table:table-cell office:value-type="float" office:value="618" table:style-name="ce14">
            <text:p>618</text:p>
          </table:table-cell>
          <table:table-cell office:value-type="float" office:value="10.35" table:style-name="ce13">
            <text:p>10.35</text:p>
          </table:table-cell>
          <table:table-cell table:number-columns-repeated="16352" table:style-name="ce12"/>
        </table:table-row>
        <table:table-row table:style-name="ro11">
          <table:table-cell office:value-type="string" table:style-name="ce11">
            <text:p>說明：本表各年齡結構指標項目係屬部分統計，各年齡指標欄位合計數不等於總人口數。</text:p>
          </table:table-cell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6年4月6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03單一年齡-列印前2頁" table:style-name="ta2">
        <table:table-source xlink:href="file:///D:/0662/A.上網月報(含1科)/106年/10603/新表號04,05,速報3階段年齡-連結(公式)檔106.3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速報-年齡結構-新(列印版)" table:style-name="ta2">
        <table:table-source xlink:href="file:///D:/0662/A.上網月報(含1科)/106年/10603/新表號04,05,速報3階段年齡-連結(公式)檔106.3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速報-年齡結構-新(貼值-上網版)" table:style-name="ta2">
        <table:table-source xlink:href="file:///D:/0662/A.上網月報(含1科)/106年/10603/新表號04,05,速報3階段年齡-連結(公式)檔106.3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05年齡結構-列印版" table:style-name="ta2">
        <table:table-source xlink:href="file:///D:/0662/A.上網月報(含1科)/106年/10603/新表號04,05,速報3階段年齡-連結(公式)檔106.3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上月速報年齡結構-不用" table:style-name="ta2">
        <table:table-source xlink:href="file:///D:/0662/A.上網月報(含1科)/106年/10603/新表號04,05,速報3階段年齡-連結(公式)檔106.3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本月-上月速報年齡結構(增減)" table:style-name="ta2">
        <table:table-source xlink:href="file:///D:/0662/A.上網月報(含1科)/106年/10603/新表號04,05,速報3階段年齡-連結(公式)檔106.3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人口指標0-2,6" table:style-name="ta2">
        <table:table-source xlink:href="file:///D:/0662/A.上網月報(含1科)/106年/10603/新表號04,05,速報3階段年齡-連結(公式)檔106.3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年齡結構-另給司長-不用" table:style-name="ta2">
        <table:table-source xlink:href="file:///D:/0662/A.上網月報(含1科)/106年/10603/新表號04,05,速報3階段年齡-連結(公式)檔106.3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速報-3階段年齡結構-不用" table:style-name="ta2">
        <table:table-source xlink:href="file:///D:/0662/A.上網月報(含1科)/106年/10603/新表號04,05,速報3階段年齡-連結(公式)檔106.3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年齡結構.$A$1"/>
        <table:named-expression table:name="\b" table:expression="of:=[.#REF!]" table:base-cell-address="05年齡結構.$A$1"/>
        <table:named-expression table:name="NAME" table:expression="of:=[.#REF!]" table:base-cell-address="05年齡結構.$A$1"/>
        <table:named-expression table:name="P_1" table:expression="of:=[.#REF!]" table:base-cell-address="05年齡結構.$A$1"/>
        <table:named-expression table:name="P_11" table:expression="of:=[.#REF!]" table:base-cell-address="05年齡結構.$A$1"/>
        <table:named-expression table:name="P_2" table:expression="of:=[.#REF!]" table:base-cell-address="05年齡結構.$A$1"/>
        <table:named-expression table:name="Print_Area" table:expression="of:=[.#REF!]" table:base-cell-address="05年齡結構.$A$1"/>
        <table:named-expression table:name="PRINT_AREA_MI" table:expression="of:=[.#REF!]" table:base-cell-address="05年齡結構.$A$1"/>
        <table:named-expression table:name="rd_rf_f_97y_9802_data" table:expression="of:=[.#REF!]" table:base-cell-address="05年齡結構.$A$1"/>
        <table:named-expression table:name="rd_rg_f_84y_97y_data" table:expression="of:=[.#REF!]" table:base-cell-address="05年齡結構.$A$1"/>
        <table:named-expression table:name="rd_rg_f_9805_data" table:expression="of:=[.#REF!]" table:base-cell-address="05年齡結構.$A$1"/>
        <table:named-expression table:name="rd_rg_f_9806_data" table:expression="of:=[.#REF!]" table:base-cell-address="05年齡結構.$A$1"/>
        <table:named-expression table:name="rd_rg_f_9807_data" table:expression="of:=[.#REF!]" table:base-cell-address="05年齡結構.$A$1"/>
        <table:named-expression table:name="rd_rg_f_9808_data" table:expression="of:=[.#REF!]" table:base-cell-address="05年齡結構.$A$1"/>
        <table:named-expression table:name="rd_rg_f_98y_9803_data" table:expression="of:=[.#REF!]" table:base-cell-address="05年齡結構.$A$1"/>
        <table:named-expression table:name="rd_rg_f_98y_9804_data" table:expression="of:=[.#REF!]" table:base-cell-address="05年齡結構.$A$1"/>
        <table:named-expression table:name="rd_rg_q_84y_97y_data" table:expression="of:=[.#REF!]" table:base-cell-address="05年齡結構.$A$1"/>
        <table:named-expression table:name="rd_rg_q_97y_9802_data" table:expression="of:=[.#REF!]" table:base-cell-address="05年齡結構.$A$1"/>
        <table:named-expression table:name="rd_rg_q_9805_data" table:expression="of:=[.#REF!]" table:base-cell-address="05年齡結構.$A$1"/>
        <table:named-expression table:name="rd_rg_q_9806_data" table:expression="of:=[.#REF!]" table:base-cell-address="05年齡結構.$A$1"/>
        <table:named-expression table:name="rd_rg_q_9807_data" table:expression="of:=[.#REF!]" table:base-cell-address="05年齡結構.$A$1"/>
        <table:named-expression table:name="rd_rg_q_9808_data" table:expression="of:=[.#REF!]" table:base-cell-address="05年齡結構.$A$1"/>
        <table:named-expression table:name="rd_rg_q_98y_9803_data" table:expression="of:=[.#REF!]" table:base-cell-address="05年齡結構.$A$1"/>
        <table:named-expression table:name="rd_rg_q_98y_9804_data" table:expression="of:=[.#REF!]" table:base-cell-address="05年齡結構.$A$1"/>
        <table:named-expression table:name="rd_rg_q9607" table:expression="of:=[.#REF!]" table:base-cell-address="05年齡結構.$A$1"/>
        <table:named-expression table:name="rd_t_84y_97y_data" table:expression="of:=[.#REF!]" table:base-cell-address="05年齡結構.$A$1"/>
        <table:named-expression table:name="rd_t_97y_9802_data" table:expression="of:=[.#REF!]" table:base-cell-address="05年齡結構.$A$1"/>
        <table:named-expression table:name="rd_t_9805_data" table:expression="of:=[.#REF!]" table:base-cell-address="05年齡結構.$A$1"/>
        <table:named-expression table:name="rd_t_9806_data" table:expression="of:=[.#REF!]" table:base-cell-address="05年齡結構.$A$1"/>
        <table:named-expression table:name="rd_t_9807_data" table:expression="of:=[.#REF!]" table:base-cell-address="05年齡結構.$A$1"/>
        <table:named-expression table:name="rd_t_9808_data" table:expression="of:=[.#REF!]" table:base-cell-address="05年齡結構.$A$1"/>
        <table:named-expression table:name="rd_t_98y_9803_data" table:expression="of:=[.#REF!]" table:base-cell-address="05年齡結構.$A$1"/>
        <table:named-expression table:name="rd_t_98y_9804_data" table:expression="of:=[.#REF!]" table:base-cell-address="05年齡結構.$A$1"/>
        <table:named-expression table:name="rd_t9607" table:expression="of:=[.#REF!]" table:base-cell-address="05年齡結構.$A$1"/>
        <table:named-expression table:name="月底人口數" table:expression="of:=[.#REF!]" table:base-cell-address="05年齡結構.$A$1"/>
        <table:named-expression table:name="出生" table:expression="of:=[.#REF!]" table:base-cell-address="05年齡結構.$A$1"/>
        <table:named-expression table:name="死亡" table:expression="of:=[.#REF!]" table:base-cell-address="05年齡結構.$A$1"/>
        <table:named-expression table:name="結婚" table:expression="of:=[.#REF!]" table:base-cell-address="05年齡結構.$A$1"/>
        <table:named-expression table:name="鄰數戶數" table:expression="of:=[.#REF!]" table:base-cell-address="05年齡結構.$A$1"/>
        <table:named-expression table:name="離婚" table:expression="of:=[.#REF!]" table:base-cell-address="05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1T09:44:58Z</meta:creation-date>
    <dc:date>2017-06-01T09:46:15Z</dc:date>
  </office:meta>
</office:document-meta>
</file>